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7c27a02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59" style:family="paragraph" style:parent-style-name="Heading_20_1">
      <style:text-properties style:font-name="Times New Roman" fo:font-size="16pt" style:font-size-asian="16pt" style:font-size-complex="16pt"/>
    </style:style>
    <style:style style:name="P160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61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6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6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6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6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66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f830a6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4931f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5ec487" officeooo:paragraph-rsid="07f24a87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bold" officeooo:rsid="08102a68" style:font-weight-asian="bold" style:font-weight-complex="bold"/>
    </style:style>
    <style:style style:name="T18" style:family="text">
      <style:text-properties fo:font-weight="bold" officeooo:rsid="082f3f5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31ed" style:font-weight-asian="normal" style:font-weight-complex="normal"/>
    </style:style>
    <style:style style:name="T21" style:family="text">
      <style:text-properties fo:font-weight="normal" officeooo:rsid="0019eb61" style:font-weight-asian="normal" style:font-weight-complex="normal"/>
    </style:style>
    <style:style style:name="T22" style:family="text">
      <style:text-properties fo:font-weight="normal" officeooo:rsid="00d7b366" style:font-weight-asian="normal" style:font-weight-complex="normal"/>
    </style:style>
    <style:style style:name="T23" style:family="text">
      <style:text-properties fo:font-weight="normal" officeooo:rsid="00df3e44" style:font-weight-asian="normal" style:font-weight-complex="normal"/>
    </style:style>
    <style:style style:name="T24" style:family="text">
      <style:text-properties fo:font-weight="normal" officeooo:rsid="00e00e38" style:font-weight-asian="normal" style:font-weight-complex="normal"/>
    </style:style>
    <style:style style:name="T25" style:family="text">
      <style:text-properties fo:font-weight="normal" officeooo:rsid="00e1cdea" style:font-weight-asian="normal" style:font-weight-complex="normal"/>
    </style:style>
    <style:style style:name="T26" style:family="text">
      <style:text-properties fo:font-weight="normal" officeooo:rsid="014ced5f" style:font-weight-asian="normal" style:font-weight-complex="normal"/>
    </style:style>
    <style:style style:name="T27" style:family="text">
      <style:text-properties fo:font-weight="normal" officeooo:rsid="0155be70" style:font-weight-asian="normal" style:font-weight-complex="normal"/>
    </style:style>
    <style:style style:name="T28" style:family="text">
      <style:text-properties fo:font-weight="normal" officeooo:rsid="015ce502" style:font-weight-asian="normal" style:font-weight-complex="normal"/>
    </style:style>
    <style:style style:name="T29" style:family="text">
      <style:text-properties fo:font-weight="normal" officeooo:rsid="015d668a" style:font-weight-asian="normal" style:font-weight-complex="normal"/>
    </style:style>
    <style:style style:name="T30" style:family="text">
      <style:text-properties fo:font-weight="normal" officeooo:rsid="015f5928" style:font-weight-asian="normal" style:font-weight-complex="normal"/>
    </style:style>
    <style:style style:name="T31" style:family="text">
      <style:text-properties fo:font-weight="normal" officeooo:rsid="0189e82c" style:font-weight-asian="normal" style:font-weight-complex="normal"/>
    </style:style>
    <style:style style:name="T32" style:family="text">
      <style:text-properties fo:font-weight="normal" officeooo:rsid="018a5187" style:font-weight-asian="normal" style:font-weight-complex="normal"/>
    </style:style>
    <style:style style:name="T33" style:family="text">
      <style:text-properties fo:font-weight="normal" officeooo:rsid="01b8d132" style:font-weight-asian="normal" style:font-weight-complex="normal"/>
    </style:style>
    <style:style style:name="T34" style:family="text">
      <style:text-properties fo:font-weight="normal" officeooo:rsid="01f7379c" style:font-weight-asian="normal" style:font-weight-complex="normal"/>
    </style:style>
    <style:style style:name="T35" style:family="text">
      <style:text-properties fo:font-weight="normal" officeooo:rsid="02888261" style:font-weight-asian="normal" style:font-weight-complex="normal"/>
    </style:style>
    <style:style style:name="T36" style:family="text">
      <style:text-properties fo:font-weight="normal" officeooo:rsid="028c96d1" style:font-weight-asian="normal" style:font-weight-complex="normal"/>
    </style:style>
    <style:style style:name="T37" style:family="text">
      <style:text-properties fo:font-weight="normal" officeooo:rsid="028e224a" style:font-weight-asian="normal" style:font-weight-complex="normal"/>
    </style:style>
    <style:style style:name="T38" style:family="text">
      <style:text-properties fo:font-weight="normal" officeooo:rsid="029cd5c7" style:font-weight-asian="normal" style:font-weight-complex="normal"/>
    </style:style>
    <style:style style:name="T39" style:family="text">
      <style:text-properties fo:font-weight="normal" officeooo:rsid="02a5fda7" style:font-weight-asian="normal" style:font-weight-complex="normal"/>
    </style:style>
    <style:style style:name="T40" style:family="text">
      <style:text-properties fo:font-weight="normal" officeooo:rsid="02a70bac" style:font-weight-asian="normal" style:font-weight-complex="normal"/>
    </style:style>
    <style:style style:name="T41" style:family="text">
      <style:text-properties fo:font-weight="normal" officeooo:rsid="02dc4079" style:font-weight-asian="normal" style:font-weight-complex="normal"/>
    </style:style>
    <style:style style:name="T42" style:family="text">
      <style:text-properties fo:font-weight="normal" officeooo:rsid="02eaf4dd" style:font-weight-asian="normal" style:font-weight-complex="normal"/>
    </style:style>
    <style:style style:name="T43" style:family="text">
      <style:text-properties fo:font-weight="normal" officeooo:rsid="02ee6843" style:font-weight-asian="normal" style:font-weight-complex="normal"/>
    </style:style>
    <style:style style:name="T44" style:family="text">
      <style:text-properties fo:font-weight="normal" officeooo:rsid="014c05b8" style:font-weight-asian="normal" style:font-weight-complex="normal"/>
    </style:style>
    <style:style style:name="T45" style:family="text">
      <style:text-properties fo:font-weight="normal" officeooo:rsid="0388d323" style:font-weight-asian="normal" style:font-weight-complex="normal"/>
    </style:style>
    <style:style style:name="T46" style:family="text">
      <style:text-properties fo:font-weight="normal" officeooo:rsid="038c8e33" style:font-weight-asian="normal" style:font-weight-complex="normal"/>
    </style:style>
    <style:style style:name="T47" style:family="text">
      <style:text-properties fo:font-weight="normal" officeooo:rsid="038caa6f" style:font-weight-asian="normal" style:font-weight-complex="normal"/>
    </style:style>
    <style:style style:name="T48" style:family="text">
      <style:text-properties fo:font-weight="normal" officeooo:rsid="03b3eb51" style:font-weight-asian="normal" style:font-weight-complex="normal"/>
    </style:style>
    <style:style style:name="T49" style:family="text">
      <style:text-properties fo:font-weight="normal" officeooo:rsid="03d39325" style:font-weight-asian="normal" style:font-weight-complex="normal"/>
    </style:style>
    <style:style style:name="T50" style:family="text">
      <style:text-properties fo:font-weight="normal" officeooo:rsid="03ee2f07" style:font-weight-asian="normal" style:font-weight-complex="normal"/>
    </style:style>
    <style:style style:name="T51" style:family="text">
      <style:text-properties fo:font-weight="normal" officeooo:rsid="0420545c" style:font-weight-asian="normal" style:font-weight-complex="normal"/>
    </style:style>
    <style:style style:name="T52" style:family="text">
      <style:text-properties fo:font-weight="normal" officeooo:rsid="043787db" style:font-weight-asian="normal" style:font-weight-complex="normal"/>
    </style:style>
    <style:style style:name="T53" style:family="text">
      <style:text-properties fo:font-weight="normal" officeooo:rsid="04461c46" style:font-weight-asian="normal" style:font-weight-complex="normal"/>
    </style:style>
    <style:style style:name="T54" style:family="text">
      <style:text-properties fo:font-weight="normal" officeooo:rsid="04864b9b" style:font-weight-asian="normal" style:font-weight-complex="normal"/>
    </style:style>
    <style:style style:name="T55" style:family="text">
      <style:text-properties fo:font-weight="normal" officeooo:rsid="04ec6100" style:font-weight-asian="normal" style:font-weight-complex="normal"/>
    </style:style>
    <style:style style:name="T56" style:family="text">
      <style:text-properties fo:font-weight="normal" officeooo:rsid="04a3c36a" style:font-weight-asian="normal" style:font-weight-complex="normal"/>
    </style:style>
    <style:style style:name="T57" style:family="text">
      <style:text-properties fo:font-weight="normal" officeooo:rsid="04a72d1e" style:font-weight-asian="normal" style:font-weight-complex="normal"/>
    </style:style>
    <style:style style:name="T58" style:family="text">
      <style:text-properties fo:font-weight="normal" officeooo:rsid="054f3ff8" style:font-weight-asian="normal" style:font-weight-complex="normal"/>
    </style:style>
    <style:style style:name="T59" style:family="text">
      <style:text-properties fo:font-weight="normal" officeooo:rsid="059bf5e5" style:font-weight-asian="normal" style:font-weight-complex="normal"/>
    </style:style>
    <style:style style:name="T60" style:family="text">
      <style:text-properties fo:font-weight="normal" officeooo:rsid="05ae9954" style:font-weight-asian="normal" style:font-weight-complex="normal"/>
    </style:style>
    <style:style style:name="T61" style:family="text">
      <style:text-properties fo:font-weight="normal" officeooo:rsid="05b3355d" style:font-weight-asian="normal" style:font-weight-complex="normal"/>
    </style:style>
    <style:style style:name="T62" style:family="text">
      <style:text-properties fo:font-weight="normal" officeooo:rsid="05b563ac" style:font-weight-asian="normal" style:font-weight-complex="normal"/>
    </style:style>
    <style:style style:name="T63" style:family="text">
      <style:text-properties fo:font-weight="normal" officeooo:rsid="05b94bf3" style:font-weight-asian="normal" style:font-weight-complex="normal"/>
    </style:style>
    <style:style style:name="T64" style:family="text">
      <style:text-properties fo:font-weight="normal" officeooo:rsid="05ba7292" style:font-weight-asian="normal" style:font-weight-complex="normal"/>
    </style:style>
    <style:style style:name="T65" style:family="text">
      <style:text-properties fo:font-weight="normal" officeooo:rsid="05bf907a" style:font-weight-asian="normal" style:font-weight-complex="normal"/>
    </style:style>
    <style:style style:name="T66" style:family="text">
      <style:text-properties fo:font-weight="normal" officeooo:rsid="05d41919" style:font-weight-asian="normal" style:font-weight-complex="normal"/>
    </style:style>
    <style:style style:name="T67" style:family="text">
      <style:text-properties fo:font-weight="normal" officeooo:rsid="05db2234" style:font-weight-asian="normal" style:font-weight-complex="normal"/>
    </style:style>
    <style:style style:name="T68" style:family="text">
      <style:text-properties fo:font-weight="normal" officeooo:rsid="05df0f12" style:font-weight-asian="normal" style:font-weight-complex="normal"/>
    </style:style>
    <style:style style:name="T69" style:family="text">
      <style:text-properties fo:font-weight="normal" officeooo:rsid="02d2b09c" style:font-weight-asian="normal" style:font-weight-complex="normal"/>
    </style:style>
    <style:style style:name="T70" style:family="text">
      <style:text-properties fo:font-weight="normal" officeooo:rsid="05e4ebf4" style:font-weight-asian="normal" style:font-weight-complex="normal"/>
    </style:style>
    <style:style style:name="T71" style:family="text">
      <style:text-properties fo:font-weight="normal" officeooo:rsid="05e7bfc7" style:font-weight-asian="normal" style:font-weight-complex="normal"/>
    </style:style>
    <style:style style:name="T72" style:family="text">
      <style:text-properties fo:font-weight="normal" officeooo:rsid="05e90a92" style:font-weight-asian="normal" style:font-weight-complex="normal"/>
    </style:style>
    <style:style style:name="T73" style:family="text">
      <style:text-properties fo:font-weight="normal" officeooo:rsid="05ea3b93" style:font-weight-asian="normal" style:font-weight-complex="normal"/>
    </style:style>
    <style:style style:name="T74" style:family="text">
      <style:text-properties fo:font-weight="normal" officeooo:rsid="05ea47a0" style:font-weight-asian="normal" style:font-weight-complex="normal"/>
    </style:style>
    <style:style style:name="T75" style:family="text">
      <style:text-properties fo:font-weight="normal" officeooo:rsid="060098f0" style:font-weight-asian="normal" style:font-weight-complex="normal"/>
    </style:style>
    <style:style style:name="T76" style:family="text">
      <style:text-properties fo:font-weight="normal" officeooo:rsid="060207c8" style:font-weight-asian="normal" style:font-weight-complex="normal"/>
    </style:style>
    <style:style style:name="T77" style:family="text">
      <style:text-properties fo:font-weight="normal" officeooo:rsid="061e4e32" style:font-weight-asian="normal" style:font-weight-complex="normal"/>
    </style:style>
    <style:style style:name="T78" style:family="text">
      <style:text-properties fo:font-weight="normal" officeooo:rsid="06d31de0" style:font-weight-asian="normal" style:font-weight-complex="normal"/>
    </style:style>
    <style:style style:name="T79" style:family="text">
      <style:text-properties fo:font-weight="normal" officeooo:rsid="06e57b6f" style:font-weight-asian="normal" style:font-weight-complex="normal"/>
    </style:style>
    <style:style style:name="T80" style:family="text">
      <style:text-properties fo:font-weight="normal" officeooo:rsid="06e90204" style:font-weight-asian="normal" style:font-weight-complex="normal"/>
    </style:style>
    <style:style style:name="T81" style:family="text">
      <style:text-properties fo:font-weight="normal" officeooo:rsid="06eee45b" style:font-weight-asian="normal" style:font-weight-complex="normal"/>
    </style:style>
    <style:style style:name="T82" style:family="text">
      <style:text-properties fo:font-weight="normal" officeooo:rsid="06f06d4f" style:font-weight-asian="normal" style:font-weight-complex="normal"/>
    </style:style>
    <style:style style:name="T83" style:family="text">
      <style:text-properties fo:font-weight="normal" officeooo:rsid="06f0ba5f" style:font-weight-asian="normal" style:font-weight-complex="normal"/>
    </style:style>
    <style:style style:name="T84" style:family="text">
      <style:text-properties fo:font-weight="normal" officeooo:rsid="06f9a78e" style:font-weight-asian="normal" style:font-weight-complex="normal"/>
    </style:style>
    <style:style style:name="T85" style:family="text">
      <style:text-properties fo:font-weight="normal" officeooo:rsid="06fd6d83" style:font-weight-asian="normal" style:font-weight-complex="normal"/>
    </style:style>
    <style:style style:name="T86" style:family="text">
      <style:text-properties fo:font-weight="normal" officeooo:rsid="070137aa" style:font-weight-asian="normal" style:font-weight-complex="normal"/>
    </style:style>
    <style:style style:name="T87" style:family="text">
      <style:text-properties fo:font-weight="normal" officeooo:rsid="0702f988" style:font-weight-asian="normal" style:font-weight-complex="normal"/>
    </style:style>
    <style:style style:name="T88" style:family="text">
      <style:text-properties fo:font-weight="normal" officeooo:rsid="07055f0b" style:font-weight-asian="normal" style:font-weight-complex="normal"/>
    </style:style>
    <style:style style:name="T89" style:family="text">
      <style:text-properties fo:font-weight="normal" officeooo:rsid="070b7a11" style:font-weight-asian="normal" style:font-weight-complex="normal"/>
    </style:style>
    <style:style style:name="T90" style:family="text">
      <style:text-properties fo:font-weight="normal" officeooo:rsid="0710840a" style:font-weight-asian="normal" style:font-weight-complex="normal"/>
    </style:style>
    <style:style style:name="T91" style:family="text">
      <style:text-properties fo:font-weight="normal" officeooo:rsid="0718ca81" style:font-weight-asian="normal" style:font-weight-complex="normal"/>
    </style:style>
    <style:style style:name="T92" style:family="text">
      <style:text-properties fo:font-weight="normal" officeooo:rsid="071d4e74" style:font-weight-asian="normal" style:font-weight-complex="normal"/>
    </style:style>
    <style:style style:name="T93" style:family="text">
      <style:text-properties fo:font-weight="normal" officeooo:rsid="07372ed1" style:font-weight-asian="normal" style:font-weight-complex="normal"/>
    </style:style>
    <style:style style:name="T94" style:family="text">
      <style:text-properties fo:font-weight="normal" officeooo:rsid="07378e90" style:font-weight-asian="normal" style:font-weight-complex="normal"/>
    </style:style>
    <style:style style:name="T95" style:family="text">
      <style:text-properties fo:font-weight="normal" officeooo:rsid="07426de7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fo:font-weight="normal" officeooo:rsid="07c5c8a1" style:font-weight-asian="normal" style:font-weight-complex="normal"/>
    </style:style>
    <style:style style:name="T107" style:family="text">
      <style:text-properties fo:font-weight="normal" officeooo:rsid="07c8eb36" style:font-weight-asian="normal" style:font-weight-complex="normal"/>
    </style:style>
    <style:style style:name="T108" style:family="text">
      <style:text-properties fo:font-weight="normal" officeooo:rsid="07cc25d3" style:font-weight-asian="normal" style:font-weight-complex="normal"/>
    </style:style>
    <style:style style:name="T109" style:family="text">
      <style:text-properties fo:font-weight="normal" officeooo:rsid="07cecf20" style:font-weight-asian="normal" style:font-weight-complex="normal"/>
    </style:style>
    <style:style style:name="T110" style:family="text">
      <style:text-properties fo:font-weight="normal" officeooo:rsid="07dd55ce" style:font-weight-asian="normal" style:font-weight-complex="normal"/>
    </style:style>
    <style:style style:name="T111" style:family="text">
      <style:text-properties fo:font-weight="normal" officeooo:rsid="084bd4af" style:font-weight-asian="normal" style:font-weight-complex="normal"/>
    </style:style>
    <style:style style:name="T112" style:family="text">
      <style:text-properties officeooo:rsid="001ffc65"/>
    </style:style>
    <style:style style:name="T113" style:family="text">
      <style:text-properties officeooo:rsid="002a3a98" style:font-name-asian="Microsoft YaHei" style:font-name-complex="Arial"/>
    </style:style>
    <style:style style:name="T114" style:family="text">
      <style:text-properties officeooo:rsid="00f6eb52" style:font-name-asian="Microsoft YaHei" style:font-name-complex="Arial"/>
    </style:style>
    <style:style style:name="T115" style:family="text">
      <style:text-properties officeooo:rsid="0181a2f0" style:font-name-asian="Microsoft YaHei" style:font-name-complex="Arial"/>
    </style:style>
    <style:style style:name="T116" style:family="text">
      <style:text-properties officeooo:rsid="02d7c421" style:font-name-asian="Microsoft YaHei" style:font-name-complex="Arial"/>
    </style:style>
    <style:style style:name="T117" style:family="text">
      <style:text-properties officeooo:rsid="04c5bebe" style:font-name-asian="Microsoft YaHei" style:font-name-complex="Arial"/>
    </style:style>
    <style:style style:name="T118" style:family="text">
      <style:text-properties officeooo:rsid="078cd1d7" style:font-name-asian="Microsoft YaHei" style:font-name-complex="Arial"/>
    </style:style>
    <style:style style:name="T119" style:family="text">
      <style:text-properties officeooo:rsid="078f2f47" style:font-name-asian="Microsoft YaHei" style:font-name-complex="Arial"/>
    </style:style>
    <style:style style:name="T120" style:family="text">
      <style:text-properties officeooo:rsid="00552b85"/>
    </style:style>
    <style:style style:name="T121" style:family="text">
      <style:text-properties officeooo:rsid="0058dbd6"/>
    </style:style>
    <style:style style:name="T122" style:family="text">
      <style:text-properties officeooo:rsid="0059a63b"/>
    </style:style>
    <style:style style:name="T123" style:family="text">
      <style:text-properties officeooo:rsid="005ce986"/>
    </style:style>
    <style:style style:name="T124" style:family="text">
      <style:text-properties officeooo:rsid="005dcff1"/>
    </style:style>
    <style:style style:name="T125" style:family="text">
      <style:text-properties officeooo:rsid="0067ec74"/>
    </style:style>
    <style:style style:name="T126" style:family="text">
      <style:text-properties officeooo:rsid="00f61deb"/>
    </style:style>
    <style:style style:name="T127" style:family="text">
      <style:text-properties officeooo:rsid="00f6eb52"/>
    </style:style>
    <style:style style:name="T128" style:family="text">
      <style:text-properties officeooo:rsid="00e1cdea"/>
    </style:style>
    <style:style style:name="T129" style:family="text">
      <style:text-properties officeooo:rsid="011f2fa0"/>
    </style:style>
    <style:style style:name="T130" style:family="text">
      <style:text-properties officeooo:rsid="0121fc9d"/>
    </style:style>
    <style:style style:name="T131" style:family="text">
      <style:text-properties officeooo:rsid="00df3e44"/>
    </style:style>
    <style:style style:name="T132" style:family="text">
      <style:text-properties officeooo:rsid="00e00e38"/>
    </style:style>
    <style:style style:name="T133" style:family="text">
      <style:text-properties officeooo:rsid="012a0a99"/>
    </style:style>
    <style:style style:name="T134" style:family="text">
      <style:text-properties officeooo:rsid="012c523c"/>
    </style:style>
    <style:style style:name="T135" style:family="text">
      <style:text-properties officeooo:rsid="012cedd7"/>
    </style:style>
    <style:style style:name="T136" style:family="text">
      <style:text-properties officeooo:rsid="0141adc4"/>
    </style:style>
    <style:style style:name="T137" style:family="text">
      <style:text-properties officeooo:rsid="01548860"/>
    </style:style>
    <style:style style:name="T138" style:family="text">
      <style:text-properties officeooo:rsid="016da9d0"/>
    </style:style>
    <style:style style:name="T139" style:family="text">
      <style:text-properties officeooo:rsid="016ea9a7"/>
    </style:style>
    <style:style style:name="T140" style:family="text">
      <style:text-properties officeooo:rsid="01ae295d"/>
    </style:style>
    <style:style style:name="T141" style:family="text">
      <style:text-properties officeooo:rsid="01b8d132"/>
    </style:style>
    <style:style style:name="T142" style:family="text">
      <style:text-properties officeooo:rsid="015d668a"/>
    </style:style>
    <style:style style:name="T143" style:family="text">
      <style:text-properties officeooo:rsid="01d7ce53"/>
    </style:style>
    <style:style style:name="T144" style:family="text">
      <style:text-properties officeooo:rsid="01d9ca5e"/>
    </style:style>
    <style:style style:name="T145" style:family="text">
      <style:text-properties officeooo:rsid="0140d341"/>
    </style:style>
    <style:style style:name="T146" style:family="text">
      <style:text-properties officeooo:rsid="011a8261"/>
    </style:style>
    <style:style style:name="T147" style:family="text">
      <style:text-properties officeooo:rsid="01f0672c"/>
    </style:style>
    <style:style style:name="T148" style:family="text">
      <style:text-properties officeooo:rsid="020311eb"/>
    </style:style>
    <style:style style:name="T149" style:family="text">
      <style:text-properties officeooo:rsid="0214a2be"/>
    </style:style>
    <style:style style:name="T150" style:family="text">
      <style:text-properties officeooo:rsid="021f8323"/>
    </style:style>
    <style:style style:name="T151" style:family="text">
      <style:text-properties officeooo:rsid="0220a642"/>
    </style:style>
    <style:style style:name="T152" style:family="text">
      <style:text-properties officeooo:rsid="024a90c7"/>
    </style:style>
    <style:style style:name="T153" style:family="text">
      <style:text-properties officeooo:rsid="02680635"/>
    </style:style>
    <style:style style:name="T154" style:family="text">
      <style:text-properties officeooo:rsid="026a6a98"/>
    </style:style>
    <style:style style:name="T155" style:family="text">
      <style:text-properties officeooo:rsid="0270edaa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2814342"/>
    </style:style>
    <style:style style:name="T158" style:family="text">
      <style:text-properties style:text-underline-style="none" officeooo:rsid="02dc4079"/>
    </style:style>
    <style:style style:name="T159" style:family="text">
      <style:text-properties style:text-underline-style="none" officeooo:rsid="0266a03d"/>
    </style:style>
    <style:style style:name="T160" style:family="text">
      <style:text-properties style:text-underline-style="none" fo:font-weight="normal" officeooo:rsid="059bf5e5" style:font-weight-asian="normal" style:font-weight-complex="normal"/>
    </style:style>
    <style:style style:name="T161" style:family="text">
      <style:text-properties style:text-underline-style="none" fo:font-weight="normal" officeooo:rsid="05ae9954" style:font-weight-asian="normal" style:font-weight-complex="normal"/>
    </style:style>
    <style:style style:name="T162" style:family="text">
      <style:text-properties style:text-underline-style="none" fo:font-weight="normal" officeooo:rsid="05b3355d" style:font-weight-asian="normal" style:font-weight-complex="normal"/>
    </style:style>
    <style:style style:name="T163" style:family="text">
      <style:text-properties style:text-underline-style="none" fo:font-weight="normal" officeooo:rsid="05db2234" style:font-weight-asian="normal" style:font-weight-complex="normal"/>
    </style:style>
    <style:style style:name="T164" style:family="text">
      <style:text-properties style:text-underline-style="none" fo:font-weight="normal" officeooo:rsid="05b563ac" style:font-weight-asian="normal" style:font-weight-complex="normal"/>
    </style:style>
    <style:style style:name="T165" style:family="text">
      <style:text-properties style:text-underline-style="none" fo:font-weight="normal" officeooo:rsid="06165984" style:font-weight-asian="normal" style:font-weight-complex="normal"/>
    </style:style>
    <style:style style:name="T166" style:family="text">
      <style:text-properties style:text-underline-style="none" fo:font-weight="normal" officeooo:rsid="0617faa7" style:font-weight-asian="normal" style:font-weight-complex="normal"/>
    </style:style>
    <style:style style:name="T167" style:family="text">
      <style:text-properties style:text-underline-style="none" fo:font-weight="normal" officeooo:rsid="0618c2d6" style:font-weight-asian="normal" style:font-weight-complex="normal"/>
    </style:style>
    <style:style style:name="T168" style:family="text">
      <style:text-properties style:text-underline-style="none" fo:font-weight="normal" officeooo:rsid="05b94bf3" style:font-weight-asian="normal" style:font-weight-complex="normal"/>
    </style:style>
    <style:style style:name="T169" style:family="text">
      <style:text-properties style:text-underline-style="none" fo:font-weight="normal" officeooo:rsid="05ea3b93" style:font-weight-asian="normal" style:font-weight-complex="normal"/>
    </style:style>
    <style:style style:name="T170" style:family="text">
      <style:text-properties style:text-underline-style="none" fo:font-weight="normal" officeooo:rsid="05ba7292" style:font-weight-asian="normal" style:font-weight-complex="normal"/>
    </style:style>
    <style:style style:name="T171" style:family="text">
      <style:text-properties style:text-underline-style="none" fo:font-weight="normal" officeooo:rsid="05bf907a" style:font-weight-asian="normal" style:font-weight-complex="normal"/>
    </style:style>
    <style:style style:name="T172" style:family="text">
      <style:text-properties style:text-underline-style="none" fo:font-weight="normal" officeooo:rsid="05e90a92" style:font-weight-asian="normal" style:font-weight-complex="normal"/>
    </style:style>
    <style:style style:name="T173" style:family="text">
      <style:text-properties style:text-underline-style="none" fo:font-weight="normal" officeooo:rsid="062109a6" style:font-weight-asian="normal" style:font-weight-complex="normal"/>
    </style:style>
    <style:style style:name="T174" style:family="text">
      <style:text-properties style:text-underline-style="none" fo:font-weight="normal" officeooo:rsid="06218429" style:font-weight-asian="normal" style:font-weight-complex="normal"/>
    </style:style>
    <style:style style:name="T175" style:family="text">
      <style:text-properties style:text-underline-style="none" fo:font-weight="normal" officeooo:rsid="06275f7c" style:font-weight-asian="normal" style:font-weight-complex="normal"/>
    </style:style>
    <style:style style:name="T176" style:family="text">
      <style:text-properties style:text-underline-style="none" fo:font-weight="normal" officeooo:rsid="0629f681" style:font-weight-asian="normal" style:font-weight-complex="normal"/>
    </style:style>
    <style:style style:name="T177" style:family="text">
      <style:text-properties style:text-underline-style="none" fo:font-weight="normal" officeooo:rsid="062bcd38" style:font-weight-asian="normal" style:font-weight-complex="normal"/>
    </style:style>
    <style:style style:name="T178" style:family="text">
      <style:text-properties style:text-underline-style="none" fo:font-weight="normal" officeooo:rsid="062df195" style:font-weight-asian="normal" style:font-weight-complex="normal"/>
    </style:style>
    <style:style style:name="T179" style:family="text">
      <style:text-properties style:text-underline-style="none" fo:font-weight="normal" officeooo:rsid="055630a0" style:font-weight-asian="normal" style:font-weight-complex="normal"/>
    </style:style>
    <style:style style:name="T180" style:family="text">
      <style:text-properties style:text-underline-style="none" fo:font-weight="normal" officeooo:rsid="0630bde1" style:font-weight-asian="normal" style:font-weight-complex="normal"/>
    </style:style>
    <style:style style:name="T181" style:family="text">
      <style:text-properties style:text-underline-style="none" fo:font-weight="normal" officeooo:rsid="0630e6d2" style:font-weight-asian="normal" style:font-weight-complex="normal"/>
    </style:style>
    <style:style style:name="T182" style:family="text">
      <style:text-properties style:text-underline-style="none" fo:font-weight="normal" officeooo:rsid="0632634d" style:font-weight-asian="normal" style:font-weight-complex="normal"/>
    </style:style>
    <style:style style:name="T183" style:family="text">
      <style:text-properties style:text-underline-style="none" fo:font-weight="normal" officeooo:rsid="06340aab" style:font-weight-asian="normal" style:font-weight-complex="normal"/>
    </style:style>
    <style:style style:name="T184" style:family="text">
      <style:text-properties style:text-underline-style="none" fo:font-weight="normal" officeooo:rsid="0635ef67" style:font-weight-asian="normal" style:font-weight-complex="normal"/>
    </style:style>
    <style:style style:name="T185" style:family="text">
      <style:text-properties style:text-underline-style="none" fo:font-weight="normal" officeooo:rsid="06367ce3" style:font-weight-asian="normal" style:font-weight-complex="normal"/>
    </style:style>
    <style:style style:name="T186" style:family="text">
      <style:text-properties style:text-underline-style="none" fo:font-weight="normal" officeooo:rsid="065ec487" style:font-weight-asian="normal" style:font-weight-complex="normal"/>
    </style:style>
    <style:style style:name="T187" style:family="text">
      <style:text-properties style:text-underline-style="none" fo:font-weight="normal" officeooo:rsid="0660774a" style:font-weight-asian="normal" style:font-weight-complex="normal"/>
    </style:style>
    <style:style style:name="T188" style:family="text">
      <style:text-properties style:text-underline-style="none" fo:font-weight="normal" officeooo:rsid="084af9b9" style:font-weight-asian="normal" style:font-weight-complex="normal"/>
    </style:style>
    <style:style style:name="T189" style:family="text">
      <style:text-properties style:text-underline-style="none" officeooo:rsid="063f891b"/>
    </style:style>
    <style:style style:name="T190" style:family="text">
      <style:text-properties style:text-underline-style="none" officeooo:rsid="064258da"/>
    </style:style>
    <style:style style:name="T191" style:family="text">
      <style:text-properties style:text-underline-style="none" officeooo:rsid="055630a0"/>
    </style:style>
    <style:style style:name="T192" style:family="text">
      <style:text-properties style:text-underline-style="none" officeooo:rsid="0632634d"/>
    </style:style>
    <style:style style:name="T193" style:family="text">
      <style:text-properties style:text-underline-style="none" officeooo:rsid="0630e6d2"/>
    </style:style>
    <style:style style:name="T194" style:family="text">
      <style:text-properties style:text-underline-style="none" officeooo:rsid="0643b995"/>
    </style:style>
    <style:style style:name="T195" style:family="text">
      <style:text-properties style:text-underline-style="none" officeooo:rsid="0140d341"/>
    </style:style>
    <style:style style:name="T196" style:family="text">
      <style:text-properties style:text-underline-style="none" officeooo:rsid="0141adc4"/>
    </style:style>
    <style:style style:name="T197" style:family="text">
      <style:text-properties style:text-underline-style="none" officeooo:rsid="01f0672c"/>
    </style:style>
    <style:style style:name="T198" style:family="text">
      <style:text-properties style:text-underline-style="none" officeooo:rsid="065d2d70"/>
    </style:style>
    <style:style style:name="T199" style:family="text">
      <style:text-properties style:text-underline-style="none" officeooo:rsid="067cb235"/>
    </style:style>
    <style:style style:name="T200" style:family="text">
      <style:text-properties style:text-underline-style="none" officeooo:rsid="0660774a"/>
    </style:style>
    <style:style style:name="T201" style:family="text">
      <style:text-properties style:text-underline-style="none" officeooo:rsid="07d62d77"/>
    </style:style>
    <style:style style:name="T202" style:family="text">
      <style:text-properties style:text-underline-style="none" officeooo:rsid="07d6dbec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2dc4079"/>
    </style:style>
    <style:style style:name="T205" style:family="text">
      <style:text-properties style:text-underline-style="solid" style:text-underline-width="auto" style:text-underline-color="font-color" officeooo:rsid="064258da"/>
    </style:style>
    <style:style style:name="T206" style:family="text">
      <style:text-properties officeooo:rsid="014c05b8"/>
    </style:style>
    <style:style style:name="T207" style:family="text">
      <style:text-properties officeooo:rsid="02ab25e9"/>
    </style:style>
    <style:style style:name="T208" style:family="text">
      <style:text-properties officeooo:rsid="02b05c9a"/>
    </style:style>
    <style:style style:name="T209" style:family="text">
      <style:text-properties officeooo:rsid="02bcce71"/>
    </style:style>
    <style:style style:name="T210" style:family="text">
      <style:text-properties officeooo:rsid="02c5db6a"/>
    </style:style>
    <style:style style:name="T211" style:family="text">
      <style:text-properties officeooo:rsid="02c87df4"/>
    </style:style>
    <style:style style:name="T212" style:family="text">
      <style:text-properties officeooo:rsid="02d072df"/>
    </style:style>
    <style:style style:name="T213" style:family="text">
      <style:text-properties officeooo:rsid="033c50a9"/>
    </style:style>
    <style:style style:name="T214" style:family="text">
      <style:text-properties officeooo:rsid="01536506"/>
    </style:style>
    <style:style style:name="T215" style:family="text">
      <style:text-properties officeooo:rsid="03413198"/>
    </style:style>
    <style:style style:name="T216" style:family="text">
      <style:text-properties officeooo:rsid="0349821d"/>
    </style:style>
    <style:style style:name="T217" style:family="text">
      <style:text-properties officeooo:rsid="036b94d4"/>
    </style:style>
    <style:style style:name="T218" style:family="text">
      <style:text-properties officeooo:rsid="036ce6ed"/>
    </style:style>
    <style:style style:name="T219" style:family="text">
      <style:text-properties officeooo:rsid="03c1c04b"/>
    </style:style>
    <style:style style:name="T220" style:family="text">
      <style:text-properties officeooo:rsid="03e322e9"/>
    </style:style>
    <style:style style:name="T221" style:family="text">
      <style:text-properties officeooo:rsid="03e6885b"/>
    </style:style>
    <style:style style:name="T222" style:family="text">
      <style:text-properties officeooo:rsid="03ebb4ed"/>
    </style:style>
    <style:style style:name="T223" style:family="text">
      <style:text-properties officeooo:rsid="03fd9122"/>
    </style:style>
    <style:style style:name="T224" style:family="text">
      <style:text-properties officeooo:rsid="0404489d"/>
    </style:style>
    <style:style style:name="T225" style:family="text">
      <style:text-properties officeooo:rsid="0410b5e4"/>
    </style:style>
    <style:style style:name="T226" style:family="text">
      <style:text-properties fo:font-style="normal" style:font-style-asian="normal"/>
    </style:style>
    <style:style style:name="T227" style:family="text">
      <style:text-properties officeooo:rsid="015f5928"/>
    </style:style>
    <style:style style:name="T228" style:family="text">
      <style:text-properties officeooo:rsid="0018aeb1"/>
    </style:style>
    <style:style style:name="T229" style:family="text">
      <style:text-properties officeooo:rsid="0036f184"/>
    </style:style>
    <style:style style:name="T230" style:family="text">
      <style:text-properties officeooo:rsid="0019e209"/>
    </style:style>
    <style:style style:name="T231" style:family="text">
      <style:text-properties officeooo:rsid="00a93c8c"/>
    </style:style>
    <style:style style:name="T232" style:family="text">
      <style:text-properties officeooo:rsid="042bbd0c"/>
    </style:style>
    <style:style style:name="T233" style:family="text">
      <style:text-properties officeooo:rsid="042d3974"/>
    </style:style>
    <style:style style:name="T234" style:family="text">
      <style:text-properties officeooo:rsid="042e52e6"/>
    </style:style>
    <style:style style:name="T235" style:family="text">
      <style:text-properties officeooo:rsid="043787db"/>
    </style:style>
    <style:style style:name="T236" style:family="text">
      <style:text-properties officeooo:rsid="04461c46"/>
    </style:style>
    <style:style style:name="T237" style:family="text">
      <style:text-properties officeooo:rsid="045d3dcd"/>
    </style:style>
    <style:style style:name="T238" style:family="text">
      <style:text-properties officeooo:rsid="00b5ad1d"/>
    </style:style>
    <style:style style:name="T239" style:family="text">
      <style:text-properties officeooo:rsid="00b71f47"/>
    </style:style>
    <style:style style:name="T240" style:family="text">
      <style:text-properties officeooo:rsid="00af1993"/>
    </style:style>
    <style:style style:name="T241" style:family="text">
      <style:text-properties officeooo:rsid="00b16453"/>
    </style:style>
    <style:style style:name="T242" style:family="text">
      <style:text-properties officeooo:rsid="04643918"/>
    </style:style>
    <style:style style:name="T243" style:family="text">
      <style:text-properties officeooo:rsid="0468fc53"/>
    </style:style>
    <style:style style:name="T244" style:family="text">
      <style:text-properties officeooo:rsid="048a1955"/>
    </style:style>
    <style:style style:name="T245" style:family="text">
      <style:text-properties officeooo:rsid="03ee2f07"/>
    </style:style>
    <style:style style:name="T246" style:family="text">
      <style:text-properties officeooo:rsid="049139d3"/>
    </style:style>
    <style:style style:name="T247" style:family="text">
      <style:text-properties officeooo:rsid="03b5e694"/>
    </style:style>
    <style:style style:name="T248" style:family="text">
      <style:text-properties officeooo:rsid="04d8c0c1"/>
    </style:style>
    <style:style style:name="T249" style:family="text">
      <style:text-properties officeooo:rsid="04e7c586"/>
    </style:style>
    <style:style style:name="T250" style:family="text">
      <style:text-properties officeooo:rsid="0523c093"/>
    </style:style>
    <style:style style:name="T251" style:family="text">
      <style:text-properties officeooo:rsid="0531c85b"/>
    </style:style>
    <style:style style:name="T252" style:family="text">
      <style:text-properties officeooo:rsid="0537a548"/>
    </style:style>
    <style:style style:name="T253" style:family="text">
      <style:text-properties officeooo:rsid="053abf9a"/>
    </style:style>
    <style:style style:name="T254" style:family="text">
      <style:text-properties officeooo:rsid="053bea03"/>
    </style:style>
    <style:style style:name="T255" style:family="text">
      <style:text-properties officeooo:rsid="0540678e"/>
    </style:style>
    <style:style style:name="T256" style:family="text">
      <style:text-properties officeooo:rsid="0540a7ce"/>
    </style:style>
    <style:style style:name="T257" style:family="text">
      <style:text-properties officeooo:rsid="05512bfa"/>
    </style:style>
    <style:style style:name="T258" style:family="text">
      <style:text-properties officeooo:rsid="0551c172"/>
    </style:style>
    <style:style style:name="T259" style:family="text">
      <style:text-properties officeooo:rsid="055630a0"/>
    </style:style>
    <style:style style:name="T260" style:family="text">
      <style:text-properties officeooo:rsid="05637994"/>
    </style:style>
    <style:style style:name="T261" style:family="text">
      <style:text-properties officeooo:rsid="056cc93a"/>
    </style:style>
    <style:style style:name="T262" style:family="text">
      <style:text-properties officeooo:rsid="0573e5c7"/>
    </style:style>
    <style:style style:name="T263" style:family="text">
      <style:text-properties officeooo:rsid="058187b9"/>
    </style:style>
    <style:style style:name="T264" style:family="text">
      <style:text-properties officeooo:rsid="05840ffb"/>
    </style:style>
    <style:style style:name="T265" style:family="text">
      <style:text-properties officeooo:rsid="05883c22"/>
    </style:style>
    <style:style style:name="T266" style:family="text">
      <style:text-properties officeooo:rsid="058a1dfd"/>
    </style:style>
    <style:style style:name="T267" style:family="text">
      <style:text-properties officeooo:rsid="0521d263"/>
    </style:style>
    <style:style style:name="T268" style:family="text">
      <style:text-properties officeooo:rsid="058d1e20"/>
    </style:style>
    <style:style style:name="T269" style:family="text">
      <style:text-properties officeooo:rsid="05cc65e5"/>
    </style:style>
    <style:style style:name="T270" style:family="text">
      <style:text-properties officeooo:rsid="05cd3167"/>
    </style:style>
    <style:style style:name="T271" style:family="text">
      <style:text-properties officeooo:rsid="05ceff54"/>
    </style:style>
    <style:style style:name="T272" style:family="text">
      <style:text-properties fo:color="#000000" loext:opacity="100%"/>
    </style:style>
    <style:style style:name="T273" style:family="text">
      <style:text-properties officeooo:rsid="0630bde1"/>
    </style:style>
    <style:style style:name="T274" style:family="text">
      <style:text-properties officeooo:rsid="0630e6d2"/>
    </style:style>
    <style:style style:name="T275" style:family="text">
      <style:text-properties officeooo:rsid="0632634d"/>
    </style:style>
    <style:style style:name="T276" style:family="text">
      <style:text-properties officeooo:rsid="063f891b"/>
    </style:style>
    <style:style style:name="T277" style:family="text">
      <style:text-properties officeooo:rsid="064258da"/>
    </style:style>
    <style:style style:name="T278" style:family="text">
      <style:text-properties officeooo:rsid="0643b995"/>
    </style:style>
    <style:style style:name="T279" style:family="text">
      <style:text-properties officeooo:rsid="0266a03d"/>
    </style:style>
    <style:style style:name="T280" style:family="text">
      <style:text-properties officeooo:rsid="04c3f600"/>
    </style:style>
    <style:style style:name="T281" style:family="text">
      <style:text-properties officeooo:rsid="0687f7f1"/>
    </style:style>
    <style:style style:name="T282" style:family="text">
      <style:text-properties officeooo:rsid="014ced5f"/>
    </style:style>
    <style:style style:name="T283" style:family="text">
      <style:text-properties officeooo:rsid="0155be70"/>
    </style:style>
    <style:style style:name="T284" style:family="text">
      <style:text-properties officeooo:rsid="015ce502"/>
    </style:style>
    <style:style style:name="T285" style:family="text">
      <style:text-properties officeooo:rsid="028e224a"/>
    </style:style>
    <style:style style:name="T286" style:family="text">
      <style:text-properties officeooo:rsid="02888261"/>
    </style:style>
    <style:style style:name="T287" style:family="text">
      <style:text-properties officeooo:rsid="068c75df"/>
    </style:style>
    <style:style style:name="T288" style:family="text">
      <style:text-properties officeooo:rsid="06924a9f"/>
    </style:style>
    <style:style style:name="T289" style:family="text">
      <style:text-properties officeooo:rsid="0694368c"/>
    </style:style>
    <style:style style:name="T290" style:family="text">
      <style:text-properties officeooo:rsid="0698b5d2"/>
    </style:style>
    <style:style style:name="T291" style:family="text">
      <style:text-properties officeooo:rsid="06a2245f"/>
    </style:style>
    <style:style style:name="T292" style:family="text">
      <style:text-properties officeooo:rsid="06a2e7ae"/>
    </style:style>
    <style:style style:name="T293" style:family="text">
      <style:text-properties officeooo:rsid="06a2e806"/>
    </style:style>
    <style:style style:name="T294" style:family="text">
      <style:text-properties officeooo:rsid="06a4d04a"/>
    </style:style>
    <style:style style:name="T295" style:family="text">
      <style:text-properties officeooo:rsid="06c54271"/>
    </style:style>
    <style:style style:name="T296" style:family="text">
      <style:text-properties officeooo:rsid="06c609ea"/>
    </style:style>
    <style:style style:name="T297" style:family="text">
      <style:text-properties officeooo:rsid="06c6be79"/>
    </style:style>
    <style:style style:name="T298" style:family="text">
      <style:text-properties officeooo:rsid="06cb78c7"/>
    </style:style>
    <style:style style:name="T299" style:family="text">
      <style:text-properties officeooo:rsid="06cd57a3"/>
    </style:style>
    <style:style style:name="T300" style:family="text">
      <style:text-properties officeooo:rsid="06d58571"/>
    </style:style>
    <style:style style:name="T301" style:family="text">
      <style:text-properties officeooo:rsid="06da2a9c"/>
    </style:style>
    <style:style style:name="T302" style:family="text">
      <style:text-properties officeooo:rsid="06dc56a7"/>
    </style:style>
    <style:style style:name="T303" style:family="text">
      <style:text-properties officeooo:rsid="06dcd6aa"/>
    </style:style>
    <style:style style:name="T304" style:family="text">
      <style:text-properties officeooo:rsid="06e392b1"/>
    </style:style>
    <style:style style:name="T305" style:family="text">
      <style:text-properties officeooo:rsid="06e3fdf1"/>
    </style:style>
    <style:style style:name="T306" style:family="text">
      <style:text-properties officeooo:rsid="06ea2775"/>
    </style:style>
    <style:style style:name="T307" style:family="text">
      <style:text-properties officeooo:rsid="07658a33"/>
    </style:style>
    <style:style style:name="T308" style:family="text">
      <style:text-properties officeooo:rsid="06eee45b"/>
    </style:style>
    <style:style style:name="T309" style:family="text">
      <style:text-properties officeooo:rsid="06f06d4f"/>
    </style:style>
    <style:style style:name="T310" style:family="text">
      <style:text-properties officeooo:rsid="070137aa"/>
    </style:style>
    <style:style style:name="T311" style:family="text">
      <style:text-properties officeooo:rsid="06f0ba5f"/>
    </style:style>
    <style:style style:name="T312" style:family="text">
      <style:text-properties officeooo:rsid="06fd6d83"/>
    </style:style>
    <style:style style:name="T313" style:family="text">
      <style:text-properties officeooo:rsid="075f1cf2"/>
    </style:style>
    <style:style style:name="T314" style:family="text">
      <style:text-properties officeooo:rsid="076134cd"/>
    </style:style>
    <style:style style:name="T315" style:family="text">
      <style:text-properties officeooo:rsid="06f9a78e"/>
    </style:style>
    <style:style style:name="T316" style:family="text">
      <style:text-properties officeooo:rsid="06e57b6f"/>
    </style:style>
    <style:style style:name="T317" style:family="text">
      <style:text-properties officeooo:rsid="06e90204"/>
    </style:style>
    <style:style style:name="T318" style:family="text">
      <style:text-properties officeooo:rsid="0702f988"/>
    </style:style>
    <style:style style:name="T319" style:family="text">
      <style:text-properties officeooo:rsid="070b7a11"/>
    </style:style>
    <style:style style:name="T320" style:family="text">
      <style:text-properties officeooo:rsid="077198be"/>
    </style:style>
    <style:style style:name="T321" style:family="text">
      <style:text-properties officeooo:rsid="0776312b"/>
    </style:style>
    <style:style style:name="T322" style:family="text">
      <style:text-properties officeooo:rsid="07372ed1"/>
    </style:style>
    <style:style style:name="T323" style:family="text">
      <style:text-properties officeooo:rsid="07426de7"/>
    </style:style>
    <style:style style:name="T324" style:family="text">
      <style:text-properties officeooo:rsid="07378e90"/>
    </style:style>
    <style:style style:name="T325" style:family="text">
      <style:text-properties officeooo:rsid="07787692"/>
    </style:style>
    <style:style style:name="T326" style:family="text">
      <style:text-properties officeooo:rsid="0792ac25"/>
    </style:style>
    <style:style style:name="T327" style:family="text">
      <style:text-properties officeooo:rsid="07953926"/>
    </style:style>
    <style:style style:name="T328" style:family="text">
      <style:text-properties officeooo:rsid="079fc458"/>
    </style:style>
    <style:style style:name="T329" style:family="text">
      <style:text-properties officeooo:rsid="07a11fd4"/>
    </style:style>
    <style:style style:name="T330" style:family="text">
      <style:text-properties officeooo:rsid="07a3d5cb"/>
    </style:style>
    <style:style style:name="T331" style:family="text">
      <style:text-properties officeooo:rsid="07a46ab4"/>
    </style:style>
    <style:style style:name="T332" style:family="text">
      <style:text-properties officeooo:rsid="07a57248"/>
    </style:style>
    <style:style style:name="T333" style:family="text">
      <style:text-properties officeooo:rsid="07a754ef"/>
    </style:style>
    <style:style style:name="T334" style:family="text">
      <style:text-properties officeooo:rsid="07aafc01"/>
    </style:style>
    <style:style style:name="T335" style:family="text">
      <style:text-properties officeooo:rsid="07abb50c"/>
    </style:style>
    <style:style style:name="T336" style:family="text">
      <style:text-properties officeooo:rsid="07acc1cd"/>
    </style:style>
    <style:style style:name="T337" style:family="text">
      <style:text-properties officeooo:rsid="07ae3c7a"/>
    </style:style>
    <style:style style:name="T338" style:family="text">
      <style:text-properties officeooo:rsid="07d9b90d"/>
    </style:style>
    <style:style style:name="T339" style:family="text">
      <style:text-properties officeooo:rsid="08115b3e"/>
    </style:style>
    <style:style style:name="T340" style:family="text">
      <style:text-properties officeooo:rsid="0812837b"/>
    </style:style>
    <style:style style:name="T341" style:family="text">
      <style:text-properties officeooo:rsid="08144456"/>
    </style:style>
    <style:style style:name="T342" style:family="text">
      <style:text-properties officeooo:rsid="0816334b"/>
    </style:style>
    <style:style style:name="T343" style:family="text">
      <style:text-properties officeooo:rsid="08179461"/>
    </style:style>
    <style:style style:name="T344" style:family="text">
      <style:text-properties officeooo:rsid="081b5e95"/>
    </style:style>
    <style:style style:name="T345" style:family="text">
      <style:text-properties officeooo:rsid="081dab6e"/>
    </style:style>
    <style:style style:name="T346" style:family="text">
      <style:text-properties officeooo:rsid="081eb317"/>
    </style:style>
    <style:style style:name="T347" style:family="text">
      <style:text-properties officeooo:rsid="0820a6dd"/>
    </style:style>
    <style:style style:name="T348" style:family="text">
      <style:text-properties officeooo:rsid="08215de5"/>
    </style:style>
    <style:style style:name="T349" style:family="text">
      <style:text-properties officeooo:rsid="082257bd"/>
    </style:style>
    <style:style style:name="T350" style:family="text">
      <style:text-properties officeooo:rsid="0824751d"/>
    </style:style>
    <style:style style:name="T351" style:family="text">
      <style:text-properties officeooo:rsid="08280603"/>
    </style:style>
    <style:style style:name="T352" style:family="text">
      <style:text-properties officeooo:rsid="0829a2ec"/>
    </style:style>
    <style:style style:name="T353" style:family="text">
      <style:text-properties officeooo:rsid="082dbe79"/>
    </style:style>
    <style:style style:name="T354" style:family="text">
      <style:text-properties officeooo:rsid="0854fa43"/>
    </style:style>
    <style:style style:name="T355" style:family="text">
      <style:text-properties officeooo:rsid="08568c3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9">deep</text:span> mathematical understanding of <text:span text:style-name="T328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60" text:outline-level="1">1 – Introduction</text:h>
      <text:p text:style-name="P157"/>
      <text:p text:style-name="P157">Frameworks such as Tensor<text:span text:style-name="T112">F</text:span>low or Py<text:span text:style-name="T112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6">T</text:span>he <text:span text:style-name="T4">proper</text:span> math aspect <text:span text:style-name="T7">is</text:span> <text:span text:style-name="T7">little by little </text:span>forgotten.</text:p>
      <text:p text:style-name="P158">The objective is to do a summary of the important propositions <text:span text:style-name="T331">of</text:span><text:span text:style-name="T330"> dense neural network</text:span><text:span text:style-name="T332">s</text:span><text:span text:style-name="T330"> (DNN)</text:span>. These propositions will be mathematically proven. <text:span text:style-name="T8">The </text:span><text:span text:style-name="T122">subject</text:span><text:span text:style-name="T8"> </text:span><text:span text:style-name="T334">used </text:span><text:span text:style-name="T335">as</text:span><text:span text:style-name="T334"> reference</text:span><text:span text:style-name="T123"> </text:span><text:span text:style-name="T124">is</text:span><text:span text:style-name="T8"> </text:span><text:span text:style-name="T120">a multi-class classification problem </text:span><text:span text:style-name="T121">with</text:span><text:span text:style-name="T8"> – dense layers, </text:span><text:span text:style-name="T8"><draw:frame draw:style-name="fr4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3">and </text:span><text:span text:style-name="T8">Stochastic gradient descent optimizer. </text:span><text:span text:style-name="T336">But all the elements below </text:span><text:span text:style-name="T125">can be easily re-used or </text:span><text:span text:style-name="T232">re-define</text:span><text:span text:style-name="T233">d</text:span><text:span text:style-name="T125"> to cover regression</text:span><text:span text:style-name="T234">s</text:span><text:span text:style-name="T125">.</text:span></text:p>
      <text:p text:style-name="P157"/>
      <text:h text:style-name="P161" text:outline-level="1">2 – <text:span text:style-name="T9">Notation and Nomenclature</text:span></text:h>
      <text:p text:style-name="P31"/>
      <text:p text:style-name="P104">Definition –<text:span text:style-name="T19"> </text:span><text:span text:style-name="T26">Let</text:span><text:span text:style-name="T26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6">, </text:span><text:span text:style-name="T36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, </text:span><text:span text:style-name="T38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">a norm on</text:span><text:span text:style-name="T42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6">. Then</text:span><text:span text:style-name="T26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6">continuous function is equivalent to</text:span></text:p>
      <text:p text:style-name="P32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2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3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7">set of </text:span>continuous function<text:span text:style-name="T139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4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3">means the set of continuous functions from</text:span><text:span text:style-name="T213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4">to</text:span><text:span text:style-name="T214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4">.</text:span></text:p>
      <text:p text:style-name="P36"/>
      <text:p text:style-name="P93"><text:span text:style-name="T206">Definition –</text:span><text:span text:style-name="T44"> </text:span><text:span text:style-name="T26">Let</text:span><text:span text:style-name="T26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, </text:span><text:span text:style-name="T36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8">, </text:span><text:span text:style-name="T38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2">a norm on</text:span><text:span text:style-name="T42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 Then</text:span><text:span text:style-name="T26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9">derivable </text:span><text:span text:style-name="T30">is equivalent to</text:span></text:p>
      <text:p text:style-name="P32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2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3"><text:soft-page-break/><text:span text:style-name="T227">The notation</text:span><text:span text:style-name="T227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7">means the </text:span><text:span text:style-name="T137">set of </text:span><text:span text:style-name="T138">derivable</text:span><text:span text:style-name="T227"> function</text:span><text:span text:style-name="T138">s</text:span><text:span text:style-name="T227"> from</text:span><text:span text:style-name="T227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7">to</text:span><text:span text:style-name="T227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7">.</text:span></text:p>
      <text:p text:style-name="P34"><text:span text:style-name="T282">The notation</text:span><text:span text:style-name="T282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3">means the set of </text:span><text:span text:style-name="T215">derivable</text:span><text:span text:style-name="T213"> functions from</text:span><text:span text:style-name="T213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4">to</text:span><text:span text:style-name="T214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4">.</text:span></text:p>
      <text:p text:style-name="P35"/>
      <text:p text:style-name="P92">Definition – <text:span text:style-name="T26">Let</text:span><text:span text:style-name="T26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7">a</text:span><text:span text:style-name="T28"> non-empty </text:span><text:span text:style-name="T37">open</text:span><text:span text:style-name="T28"> </text:span><text:span text:style-name="T35">subset </text:span><text:span text:style-name="T27">of</text:span><text:span text:style-name="T27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6">, </text:span><text:span text:style-name="T36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8">, </text:span><text:span text:style-name="T38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2">a norm on</text:span><text:span text:style-name="T42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6">, </text:span><text:span text:style-name="T40">and</text:span><text:span text:style-name="T26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6">. Then</text:span><text:span text:style-name="T26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3">piece-wise </text:span><text:span text:style-name="T29">derivable </text:span><text:span text:style-name="T30">is equivalent to</text:span></text:p>
      <text:p text:style-name="P37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11">such as</text:span><text:span text:style-name="T211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9">compact and bounded</text:span>,</text:p>
      <text:p text:style-name="P37"><draw:frame draw:style-name="fr1" draw:name="Objet85" text:anchor-type="as-char" svg:width="2.078cm" svg:height="0.547cm" draw:z-index="6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5">non-empty </text:span><text:span text:style-name="T210">open subsets </text:span><text:span text:style-name="T207">such as</text:span><text:span text:style-name="T207"><draw:frame draw:style-name="fr1" draw:name="Objet106" text:anchor-type="as-char" svg:width="1.986cm" svg:height="0.982cm" draw:z-index="6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8">and</text:span><text:span text:style-name="T207"><draw:frame draw:style-name="fr1" draw:name="Objet104" text:anchor-type="as-char" svg:width="2.967cm" svg:height="0.557cm" draw:z-index="67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7">,</text:span><text:span text:style-name="T207"><draw:frame draw:style-name="fr1" draw:name="Objet105" text:anchor-type="as-char" svg:width="3.403cm" svg:height="0.531cm" draw:z-index="68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7">,</text:span></text:p>
      <text:p text:style-name="P37"><draw:frame draw:style-name="fr1" draw:name="Objet86" text:anchor-type="as-char" svg:width="2.067cm" svg:height="0.482cm" draw:z-index="70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2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4"><draw:object xlink:href="./Object 88" xlink:type="simple" xlink:show="embed" xlink:actuate="onLoad"/><draw:image xlink:href="./ObjectReplacements/Object 88" xlink:type="simple" xlink:show="embed" xlink:actuate="onLoad"/></draw:frame>,<text:span text:style-name="T226"><draw:frame draw:style-name="fr1" draw:name="Objet89" text:anchor-type="as-char" svg:width="2.18cm" svg:height="0.54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8">The notation<draw:frame draw:style-name="fr1" draw:name="Objet90" text:anchor-type="as-char" svg:width="2.387cm" svg:height="0.591cm" draw:z-index="118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1">piece-wise </text:span><text:span text:style-name="T142">derivable</text:span> functions <text:span text:style-name="T143">from</text:span><text:span text:style-name="T143"><draw:frame draw:style-name="fr1" draw:name="Objet91" text:anchor-type="as-char" svg:width="0.524cm" svg:height="0.326cm" draw:z-index="11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4">to</text:span><text:span text:style-name="T144"><draw:frame draw:style-name="fr1" draw:name="Objet92" text:anchor-type="as-char" svg:width="0.84cm" svg:height="0.527cm" draw:z-index="120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4">.</text:span></text:p>
      <text:p text:style-name="P33">The notation<draw:frame draw:style-name="fr1" draw:name="Objet123" text:anchor-type="as-char" svg:width="1.771cm" svg:height="0.591cm" draw:z-index="121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3">means the set of </text:span><text:span text:style-name="T141">piece-wise </text:span><text:span text:style-name="T142">derivable</text:span><text:span text:style-name="T213"> functions from</text:span><text:span text:style-name="T213"><draw:frame draw:style-name="fr1" draw:name="Objet124" text:anchor-type="as-char" svg:width="0.744cm" svg:height="0.527cm" draw:z-index="128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4">to</text:span><text:span text:style-name="T214"><draw:frame draw:style-name="fr1" draw:name="Objet125" text:anchor-type="as-char" svg:width="0.744cm" svg:height="0.527cm" draw:z-index="129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4">.</text:span></text:p>
      <text:p text:style-name="P57"/>
      <text:p text:style-name="P74"><text:span text:style-name="T17">Proposition</text:span><text:span text:style-name="T10"> –</text:span><draw:frame draw:style-name="fr1" draw:name="Objet238" text:anchor-type="as-char" svg:width="4.852cm" svg:height="0.591cm" draw:z-index="130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7"/>
      <text:p text:style-name="P75"><text:span text:style-name="T203">Proof:</text:span> TO DO.</text:p>
      <text:p text:style-name="P57"/>
      <text:p text:style-name="P150"><text:span text:style-name="T10">Notation –</text:span> <text:span text:style-name="T339">Let</text:span><text:span text:style-name="T339"><draw:frame draw:style-name="fr1" draw:name="Objet291" text:anchor-type="as-char" svg:width="5.726cm" svg:height="1.281cm" draw:z-index="131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0">an application with</text:span><text:span text:style-name="T340"><draw:frame draw:style-name="fr1" draw:name="Objet295" text:anchor-type="as-char" svg:width="0.422cm" svg:height="0.467cm" draw:z-index="132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0">parameters </text:span><text:span text:style-name="T348">and</text:span><text:span text:style-name="T348"><draw:frame draw:style-name="fr1" draw:name="Objet300" text:anchor-type="as-char" svg:width="0.515cm" svg:height="0.467cm" draw:z-index="133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8">outputs</text:span><text:span text:style-name="T340">. </text:span><text:span text:style-name="T341">Then for</text:span><text:span text:style-name="T341"><draw:frame draw:style-name="fr1" draw:name="Objet292" text:anchor-type="as-char" svg:width="1.722cm" svg:height="0.482cm" draw:z-index="134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2">the notation</text:span><text:span text:style-name="T342"><draw:frame draw:style-name="fr1" draw:name="Objet294" text:anchor-type="as-char" svg:width="4.904cm" svg:height="0.54cm" draw:z-index="135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3">means </text:span><text:span text:style-name="T349">the application</text:span><text:span text:style-name="T343"><draw:frame draw:style-name="fr1" draw:name="Objet293" text:anchor-type="as-char" svg:width="8.691cm" svg:height="1.281cm" draw:z-index="136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1">.</text:span></text:p>
      <text:p text:style-name="P153"/>
      <text:p text:style-name="P151"><text:span text:style-name="T10">Notation –</text:span> <text:span text:style-name="T351">Let</text:span><text:span text:style-name="T351"><draw:frame draw:style-name="fr1" draw:name="Objet302" text:anchor-type="as-char" svg:width="1.991cm" svg:height="0.508cm" draw:z-index="137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1">and</text:span><text:span text:style-name="T351"><draw:frame draw:style-name="fr1" draw:name="Objet303" text:anchor-type="as-char" svg:width="2.35cm" svg:height="0.508cm" draw:z-index="144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1">. Then the notation</text:span><text:span text:style-name="T351"><draw:frame draw:style-name="fr1" draw:name="Objet304" text:anchor-type="as-char" svg:width="0.894cm" svg:height="0.467cm" draw:z-index="145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2">means the application</text:span><text:span text:style-name="T352"><draw:frame draw:style-name="fr1" draw:name="Objet305" text:anchor-type="as-char" svg:width="3.468cm" svg:height="1.175cm" draw:z-index="146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2">.</text:span></text:p>
      <text:p text:style-name="P167"/>
      <text:p text:style-name="P151"><text:span text:style-name="T344">Let</text:span><text:span text:style-name="T344"><draw:frame draw:style-name="fr1" draw:name="Objet296" text:anchor-type="as-char" svg:width="1.635cm" svg:height="0.547cm" draw:z-index="147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5">with</text:span><text:span text:style-name="T345"><draw:frame draw:style-name="fr1" draw:name="Objet297" text:anchor-type="as-char" svg:width="2.358cm" svg:height="0.572cm" draw:z-index="148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6">for</text:span><text:span text:style-name="T346"><draw:frame draw:style-name="fr1" draw:name="Objet298" text:anchor-type="as-char" svg:width="1.625cm" svg:height="0.482cm" draw:z-index="15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6">. </text:span><text:span text:style-name="T347">Then the notation</text:span><text:span text:style-name="T347"><draw:frame draw:style-name="fr1" draw:name="Objet299" text:anchor-type="as-char" svg:width="0.981cm" svg:height="0.727cm" draw:z-index="15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0">means the application</text:span><text:span text:style-name="T350"><draw:frame draw:style-name="fr1" draw:name="Objet301" text:anchor-type="as-char" svg:width="5.861cm" svg:height="1.281cm" draw:z-index="15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0">.</text:span></text:p>
      <text:p text:style-name="P57"><text:soft-page-break/></text:p>
      <text:p text:style-name="P94">Definition – <text:span text:style-name="T19">Let</text:span><text:span text:style-name="T19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8">for</text:span><text:span text:style-name="T78"><draw:frame draw:style-name="fr1" draw:name="Objet244" text:anchor-type="as-char" svg:width="1.625cm" svg:height="0.482cm" draw:z-index="154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8">and</text:span><text:span text:style-name="T78"><draw:frame draw:style-name="fr1" draw:name="Objet245" text:anchor-type="as-char" svg:width="1.787cm" svg:height="0.482cm" draw:z-index="15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9">.</text:span><text:span text:style-name="T20"> Then the ordered rectangular array</text:span></text:p>
      <text:p text:style-name="P39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1">is a real matrix of dimension<draw:frame draw:style-name="fr1" draw:name="Objet4" text:anchor-type="as-char" svg:width="1.088cm" svg:height="0.467cm" draw:z-index="157"><draw:object xlink:href="./Object 4" xlink:type="simple" xlink:show="embed" xlink:actuate="onLoad"/><draw:image xlink:href="./ObjectReplacements/Object 4" xlink:type="simple" xlink:show="embed" xlink:actuate="onLoad"/></draw:frame>.</text:p>
      <text:p text:style-name="P41"/>
      <text:p text:style-name="P27"><text:span text:style-name="T228">T</text:span>he following notation<text:span text:style-name="T229">s</text:span> <text:span text:style-name="T229">are</text:span> considered</text:p>
      <text:p text:style-name="P22"><draw:frame draw:style-name="fr1" draw:name="Objet11" text:anchor-type="as-char" svg:width="2.057cm" svg:height="0.482cm" draw:z-index="158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59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6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61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6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63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6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0"/>
      <text:p text:style-name="P42"><text:span text:style-name="T228">The notation</text:span><text:span text:style-name="T228"><draw:frame draw:style-name="fr1" draw:name="Objet6" text:anchor-type="as-char" svg:width="1.055cm" svg:height="0.531cm" draw:z-index="16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7" text:anchor-type="as-char" svg:width="1.088cm" svg:height="0.467cm" draw:z-index="17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9" text:anchor-type="as-char" svg:width="0.556cm" svg:height="0.385cm" draw:z-index="173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8">.</text:span></text:p>
      <text:p text:style-name="P42"><text:span text:style-name="T228">The notation</text:span><text:span text:style-name="T228"><draw:frame draw:style-name="fr1" draw:name="Objet2" text:anchor-type="as-char" svg:width="1.7cm" svg:height="0.54cm" draw:z-index="17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30">means</text:span><text:span text:style-name="T228"> the matrix set of dimension</text:span><text:span text:style-name="T228"><draw:frame draw:style-name="fr1" draw:name="Objet3" text:anchor-type="as-char" svg:width="1.088cm" svg:height="0.467cm" draw:z-index="17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7">with coefficients </text:span><text:span text:style-name="T218">in</text:span><text:span text:style-name="T218"><draw:frame draw:style-name="fr1" draw:name="Objet126" text:anchor-type="as-char" svg:width="1.208cm" svg:height="0.467cm" draw:z-index="17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8">.</text:span></text:p>
      <text:p text:style-name="P40"/>
      <text:p text:style-name="P94">Convention –<text:span text:style-name="T19"> A vector is a matrix with only one row. Thus, </text:span><text:span text:style-name="T21">the real vector set</text:span><text:span text:style-name="T21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9">is equivalent to</text:span><text:span text:style-name="T19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9">.</text:span></text:p>
      <text:p text:style-name="P47"/>
      <text:p text:style-name="P95">Notation – <text:span text:style-name="T19">The matrix transpose operation will be noted as</text:span><text:span text:style-name="T19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9">.</text:span></text:p>
      <text:p text:style-name="P43"/>
      <text:p text:style-name="P96"><text:span text:style-name="T353">Definition</text:span> –<text:span text:style-name="T19"> Let</text:span><text:span text:style-name="T19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, and</text:span><text:span text:style-name="T19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, and let the product noted</text:span><text:span text:style-name="T19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or</text:span><text:span text:style-name="T19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9">be</text:span></text:p>
      <text:p text:style-name="P46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3"><text:span text:style-name="T231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5"><text:span text:style-name="T128"><draw:frame draw:style-name="fr1" draw:name="Objet40" text:anchor-type="as-char" svg:width="2.057cm" svg:height="0.482cm" draw:z-index="6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8">,</text:span><text:span text:style-name="T128"><draw:frame draw:style-name="fr1" draw:name="Objet79" text:anchor-type="as-char" svg:width="2.171cm" svg:height="0.482cm" draw:z-index="7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8">,</text:span><draw:frame draw:style-name="fr1" draw:name="Objet27" text:anchor-type="as-char" svg:width="3.381cm" svg:height="1.139cm" draw:z-index="7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4"/>
      <text:p text:style-name="P52"><text:span text:style-name="T18">Definition</text:span><text:span text:style-name="T10"> –</text:span> Let<draw:frame draw:style-name="fr1" draw:name="Objet171" text:anchor-type="as-char" svg:width="1.115cm" svg:height="0.467cm" draw:z-index="75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76"><draw:object xlink:href="./Object 172" xlink:type="simple" xlink:show="embed" xlink:actuate="onLoad"/><draw:image xlink:href="./ObjectReplacements/Object 172" xlink:type="simple" xlink:show="embed" xlink:actuate="onLoad"/></draw:frame>. Let the <text:span text:style-name="T281">scalar</text:span> wise product noted as<draw:frame draw:style-name="fr1" draw:name="Objet173" text:anchor-type="as-char" svg:width="1.064cm" svg:height="0.467cm" draw:z-index="77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3"><text:soft-page-break/><draw:frame draw:style-name="fr1" draw:name="Objet174" text:anchor-type="as-char" svg:width="2.939cm" svg:height="0.467cm" draw:z-index="78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2">where<draw:frame draw:style-name="fr1" draw:name="Objet175" text:anchor-type="as-char" svg:width="0.506cm" svg:height="0.467cm" draw:z-index="79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116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3"><draw:frame draw:style-name="fr1" draw:name="Objet169" text:anchor-type="as-char" svg:width="2.057cm" svg:height="0.482cm" draw:z-index="176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80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81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52"/>
      <text:p text:style-name="P141"><text:span text:style-name="T10">Theorem –</text:span> <text:span text:style-name="T282">Let</text:span><text:span text:style-name="T282"><draw:frame draw:style-name="fr1" draw:name="Objet227" text:anchor-type="as-char" svg:width="0.549cm" svg:height="0.467cm" draw:z-index="183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7">and</text:span><text:span text:style-name="T287"><draw:frame draw:style-name="fr1" draw:name="Objet234" text:anchor-type="as-char" svg:width="0.52cm" svg:height="0.467cm" draw:z-index="184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4">non-empty </text:span><text:span text:style-name="T285">open</text:span><text:span text:style-name="T284"> </text:span><text:span text:style-name="T286">subset</text:span><text:span text:style-name="T287">s</text:span><text:span text:style-name="T286"> </text:span><text:span text:style-name="T283">of</text:span><text:span text:style-name="T283"><draw:frame draw:style-name="fr1" draw:name="Objet228" text:anchor-type="as-char" svg:width="0.688cm" svg:height="0.527cm" draw:z-index="186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7">and</text:span><text:span text:style-name="T287"><draw:frame draw:style-name="fr1" draw:name="Objet235" text:anchor-type="as-char" svg:width="0.744cm" svg:height="0.527cm" draw:z-index="187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7">. Let</text:span><text:span text:style-name="T282"><draw:frame draw:style-name="fr1" draw:name="Objet233" text:anchor-type="as-char" svg:width="2.401cm" svg:height="1.175cm" draw:z-index="189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7">and</text:span><text:span text:style-name="T287"><draw:frame draw:style-name="fr1" draw:name="Objet229" text:anchor-type="as-char" svg:width="2.545cm" svg:height="1.198cm" draw:z-index="190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8">such as</text:span><text:span text:style-name="T288"><draw:frame draw:style-name="fr1" draw:name="Objet230" text:anchor-type="as-char" svg:width="2.297cm" svg:height="0.506cm" draw:z-index="193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9">and</text:span><text:span text:style-name="T289"><draw:frame draw:style-name="fr1" draw:name="Objet231" text:anchor-type="as-char" svg:width="2.499cm" svg:height="0.557cm" draw:z-index="194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9">. </text:span><text:span text:style-name="T290">Then</text:span><text:span text:style-name="T290"><draw:frame draw:style-name="fr1" draw:name="Objet232" text:anchor-type="as-char" svg:width="3.468cm" svg:height="1.198cm" draw:z-index="195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1">is </text:span><text:span text:style-name="T292">in</text:span><text:span text:style-name="T292"><draw:frame draw:style-name="fr1" draw:name="Objet236" text:anchor-type="as-char" svg:width="1.954cm" svg:height="0.557cm" draw:z-index="196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3">and </text:span><text:span text:style-name="T294">its Jacobian is</text:span></text:p>
      <text:p text:style-name="P146"><draw:frame draw:style-name="fr1" draw:name="Objet237" text:anchor-type="as-char" svg:width="6.038cm" svg:height="1.75cm" draw:z-index="197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33"/>
      <text:p text:style-name="P147"><text:span text:style-name="T203">Proof:</text:span> TO DO.</text:p>
      <text:p text:style-name="P133"/>
      <text:h text:style-name="P162" text:outline-level="1"><text:span text:style-name="T130">3</text:span> – <text:span text:style-name="T114">Activation functions</text:span></text:h>
      <text:p text:style-name="P91"/>
      <text:p text:style-name="P91">Definition –<text:span text:style-name="T19"> </text:span><text:span text:style-name="T22">Let</text:span><text:span text:style-name="T31"><draw:frame draw:style-name="fr1" draw:name="Objet78" text:anchor-type="as-char" svg:width="2.408cm" svg:height="0.591cm" draw:z-index="198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1">.</text:span><text:span text:style-name="T22"> </text:span><text:span text:style-name="T32">T</text:span><text:span text:style-name="T23">hen the </text:span><text:span text:style-name="T34">vector</text:span><text:span text:style-name="T24"> wise </text:span><text:span text:style-name="T25">application</text:span></text:p>
      <text:p text:style-name="P58"><draw:frame draw:style-name="fr1" draw:name="Objet38" text:anchor-type="as-char" svg:width="2.912cm" svg:height="1.198cm" draw:z-index="19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202"><draw:object xlink:href="./Object 143" xlink:type="simple" xlink:show="embed" xlink:actuate="onLoad"/><draw:image xlink:href="./ObjectReplacements/Object 143" xlink:type="simple" xlink:show="embed" xlink:actuate="onLoad"/></draw:frame><text:span text:style-name="T264">is</text:span><text:span text:style-name="T131"> </text:span><text:span text:style-name="T264">the following </text:span><text:span text:style-name="T216">vector</text:span><text:span text:style-name="T132"> wise </text:span><text:span text:style-name="T128">application</text:span></text:p>
      <text:p text:style-name="P11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6">with</text:span><text:span text:style-name="T146"><draw:frame draw:style-name="fr1" draw:name="Objet47" text:anchor-type="as-char" svg:width="0.928cm" svg:height="0.467cm" draw:z-index="80"><draw:object xlink:href="./Object 47" xlink:type="simple" xlink:show="embed" xlink:actuate="onLoad"/><draw:image xlink:href="./ObjectReplacements/Object 47" xlink:type="simple" xlink:show="embed" xlink:actuate="onLoad"/></draw:frame></text:span><text:span text:style-name="T146">the </text:span><text:span text:style-name="T148">element-wise </text:span><text:span text:style-name="T146">maximum </text:span><text:span text:style-name="T150">operation</text:span><text:span text:style-name="T146"> </text:span><text:span text:style-name="T149">between two vectors</text:span><text:span text:style-name="T146">.</text:span></text:p>
      <text:p text:style-name="P10"/>
      <text:p text:style-name="P65"><text:span text:style-name="T12">Hypothesis –</text:span><text:span text:style-name="T263"> </text:span><text:span text:style-name="T267">The notation</text:span><text:span text:style-name="T267"><draw:frame draw:style-name="fr1" draw:name="Objet141" text:anchor-type="as-char" svg:width="1.369cm" svg:height="0.531cm" draw:z-index="8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147" text:anchor-type="as-char" svg:width="0.395cm" svg:height="0.467cm" draw:z-index="82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68">function</text:span><text:span text:style-name="T268"><draw:frame draw:style-name="fr1" draw:name="Objet148" text:anchor-type="as-char" svg:width="1.252cm" svg:height="0.467cm" draw:z-index="83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7">. </text:span><text:span text:style-name="T259">Let</text:span><text:span text:style-name="T259"><draw:frame draw:style-name="fr1" draw:name="Objet149" text:anchor-type="as-char" svg:width="1.282cm" svg:height="0.527cm" draw:z-index="84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9">then</text:span></text:p>
      <text:p text:style-name="P62"><draw:frame draw:style-name="fr1" draw:name="Objet153" text:anchor-type="as-char" svg:width="2.221cm" svg:height="0.482cm" draw:z-index="85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6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6"><text:soft-page-break/></text:p>
      <text:p text:style-name="P66"><draw:frame draw:style-name="fr1" draw:name="Objet133" text:anchor-type="as-char" svg:width="1.252cm" svg:height="0.467cm" draw:z-index="87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1">on </text:span><text:span text:style-name="T262">every </text:span><text:span text:style-name="T261">coefficients at</text:span><text:span text:style-name="T261"><draw:frame draw:style-name="fr1" draw:name="Objet140" text:anchor-type="as-char" svg:width="0.422cm" svg:height="0.467cm" draw:z-index="88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3"><draw:frame draw:style-name="fr1" draw:name="Objet150" text:anchor-type="as-char" svg:width="2.221cm" svg:height="0.482cm" draw:z-index="95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127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51"><text:span text:style-name="T13">Proposition –</text:span><text:span text:style-name="T265"> </text:span><text:span text:style-name="T265"><draw:frame draw:style-name="fr1" draw:name="Objet145" text:anchor-type="as-char" svg:width="1.252cm" svg:height="0.467cm" draw:z-index="174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6">is an activation function. </text:span><text:span text:style-name="T237">Its </text:span>Jacobian matrix is</text:p>
      <text:p text:style-name="P17"><draw:frame draw:style-name="fr1" draw:name="Objet26" text:anchor-type="as-char" svg:width="8.931cm" svg:height="3.63cm" draw:z-index="203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45">with</text:span><text:span text:style-name="T145"><draw:frame draw:style-name="fr1" draw:name="Objet50" text:anchor-type="as-char" svg:width="0.945cm" svg:height="0.614cm" draw:z-index="20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6">the</text:span><text:span text:style-name="T136"><draw:frame draw:style-name="fr1" draw:name="Objet51" text:anchor-type="as-char" svg:width="1.099cm" svg:height="0.603cm" draw:z-index="20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44" text:anchor-type="as-char" svg:width="0.556cm" svg:height="0.385cm" draw:z-index="20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6">.</text:span></text:p>
      <text:p text:style-name="P10"/>
      <text:p text:style-name="P20"><text:span text:style-name="T203">Proof:</text:span><text:span text:style-name="T156"> </text:span><text:span text:style-name="T157">TO DO.</text:span></text:p>
      <text:p text:style-name="P110"/>
      <text:p text:style-name="P9"><text:span text:style-name="T10">Proposition –</text:span> <text:span text:style-name="T248">T</text:span><text:span text:style-name="T131">he </text:span><text:span text:style-name="T133">following</text:span><text:span text:style-name="T131"> </text:span><text:span text:style-name="T216">vector</text:span><text:span text:style-name="T132"> wise </text:span><text:span text:style-name="T128">application</text:span><text:span text:style-name="T134"> </text:span><text:span text:style-name="T237">is an</text:span><text:span text:style-name="T135"> activation function</text:span></text:p>
      <text:p text:style-name="P12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1">element-wise </text:span><text:span text:style-name="T129">exponential </text:span><text:span text:style-name="T140">operation</text:span>.</text:p>
      <text:p text:style-name="P15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2">function will be denoted as</text:span><text:span text:style-name="T152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2">for simplicity.</text:span></text:p>
      <text:p text:style-name="P14"/>
      <text:p text:style-name="P72">Its Jacobian matrix is</text:p>
      <text:p text:style-name="P13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70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07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71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53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4">the Kronecker </text:span><text:span text:style-name="T155">delta</text:span><text:span text:style-name="T154">.</text:span></text:p>
      <text:p text:style-name="P18"><text:soft-page-break/></text:p>
      <text:p text:style-name="P19"><text:span text:style-name="T203">Proof:</text:span><text:span text:style-name="T156"> </text:span><text:span text:style-name="T157">TO DO.</text:span></text:p>
      <text:p text:style-name="P129"/>
      <text:h text:style-name="P166" text:outline-level="1"><text:span text:style-name="T212">3</text:span> – <text:span text:style-name="T117">L</text:span><text:span text:style-name="T116">oss</text:span></text:h>
      <text:p text:style-name="P115"/>
      <text:p text:style-name="P155">Definition –<text:span text:style-name="T19"> </text:span><text:span text:style-name="T26">Let</text:span><text:span text:style-name="T26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6">and</text:span><text:span text:style-name="T66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1">non empty subset</text:span><text:span text:style-name="T58">s</text:span><text:span text:style-name="T51">. </text:span><text:span text:style-name="T19">Let</text:span><text:span text:style-name="T19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8">and</text:span><text:span text:style-name="T41"><draw:frame draw:style-name="fr1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1">. </text:span><text:span text:style-name="T45">Then</text:span><text:span text:style-name="T47"><draw:frame draw:style-name="fr1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6">is </text:span><text:span text:style-name="T47">a loss function </text:span><text:span text:style-name="T49">is equivalent to </text:span><text:span text:style-name="T50">the application</text:span></text:p>
      <text:p text:style-name="P131"><draw:frame draw:style-name="fr1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2"><text:span text:style-name="T245">is </text:span><text:span text:style-name="T220">a</text:span><text:span text:style-name="T224">n increasing</text:span><text:span text:style-name="T220"> </text:span><text:span text:style-name="T222">function</text:span><text:span text:style-name="T220"> according </text:span><text:span text:style-name="T223">each </text:span><text:span text:style-name="T255">coefficient </text:span><text:span text:style-name="T269">with</text:span><text:span text:style-name="T257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0">such as</text:span><text:span text:style-name="T270"><draw:frame draw:style-name="fr1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1">is always defined</text:span><text:span text:style-name="T221">.</text:span></text:p>
      <text:p text:style-name="P132"><text:span text:style-name="T258">The</text:span><text:span text:style-name="T258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8">matrix is named the ground truth.</text:span></text:p>
      <text:p text:style-name="P109"/>
      <text:p text:style-name="P154"><text:span text:style-name="T219">Proposition</text:span> – <text:span text:style-name="T19">Let</text:span><text:span text:style-name="T19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6">a ground truth matrix</text:span><text:span text:style-name="T41">. </text:span><text:span text:style-name="T48">Then the application</text:span></text:p>
      <text:p text:style-name="P116"><draw:frame draw:style-name="fr1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28"><text:span text:style-name="T249">is</text:span><text:span text:style-name="T247"> a loss function. </text:span><text:span text:style-name="T280">The application is named Categorical cross-entropy loss.</text:span></text:p>
      <text:p text:style-name="P55"/>
      <text:p text:style-name="P55">Its Gradient matrix is</text:p>
      <text:p text:style-name="P118"><draw:frame draw:style-name="fr1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1"/>
      <text:p text:style-name="P112"><text:span text:style-name="T204">P</text:span><text:span text:style-name="T203">roof:</text:span> TO DO.</text:p>
      <text:p text:style-name="P114"/>
      <text:p text:style-name="P156"><text:span text:style-name="T272">Proposition –</text:span> <text:span text:style-name="T69">Let</text:span><text:span text:style-name="T69"><draw:frame draw:style-name="fr1" draw:name="Objet182" text:anchor-type="as-char" svg:width="1.856cm" svg:height="0.552cm" draw:z-index="208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5">a</text:span><text:span text:style-name="T70"> ground truth matrix</text:span><text:span text:style-name="T41">. </text:span><text:span text:style-name="T59">Let</text:span><text:span text:style-name="T59"><draw:frame draw:style-name="fr1" draw:name="Objet165" text:anchor-type="as-char" svg:width="2.805cm" svg:height="0.542cm" draw:z-index="211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0">and</text:span><text:span text:style-name="T60"><draw:frame draw:style-name="fr1" draw:name="Objet166" text:anchor-type="as-char" svg:width="2.815cm" svg:height="0.542cm" draw:z-index="212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1">the</text:span><text:span text:style-name="T67"><draw:frame draw:style-name="fr1" draw:name="Objet180" text:anchor-type="as-char" svg:width="1.64cm" svg:height="0.467cm" draw:z-index="213"><draw:object xlink:href="./Object 180" xlink:type="simple" xlink:show="embed" xlink:actuate="onLoad"/><draw:image xlink:href="./ObjectReplacements/Object 180" xlink:type="simple" xlink:show="embed" xlink:actuate="onLoad"/></draw:frame></text:span><text:span text:style-name="T61">activation and </text:span><text:span text:style-name="T67">Categorical cross-entropy </text:span><text:span text:style-name="T61">loss functions</text:span><text:span text:style-name="T62">. </text:span><text:span text:style-name="T63">The</text:span><text:span text:style-name="T73">n</text:span><text:span text:style-name="T63"><draw:frame draw:style-name="fr1" draw:name="Objet177" text:anchor-type="as-char" svg:width="2.813cm" svg:height="0.534cm" draw:z-index="214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4">is </text:span><text:span text:style-name="T65">derivable </text:span><text:span text:style-name="T72">on</text:span><text:span text:style-name="T73"><draw:frame draw:style-name="fr1" draw:name="Objet183" text:anchor-type="as-char" svg:width="0.744cm" svg:height="0.527cm" draw:z-index="215"><draw:object xlink:href="./Object 183" xlink:type="simple" xlink:show="embed" xlink:actuate="onLoad"/><draw:image xlink:href="./ObjectReplacements/Object 183" xlink:type="simple" xlink:show="embed" xlink:actuate="onLoad"/></draw:frame></text:span><text:span text:style-name="T73">and</text:span><text:span text:style-name="T72"> </text:span><text:span text:style-name="T74">i</text:span><text:span text:style-name="T68">ts </text:span><text:span text:style-name="T71">G</text:span><text:span text:style-name="T68">radient </text:span><text:span text:style-name="T77">matrix</text:span><text:span text:style-name="T68"> is</text:span></text:p>
      <text:p text:style-name="P135"><text:soft-page-break/><draw:frame draw:style-name="fr1" draw:name="Objet181" text:anchor-type="as-char" svg:width="4.385cm" svg:height="1.249cm" draw:z-index="216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4"/>
      <text:p text:style-name="P130"><text:span text:style-name="T203">Proof:</text:span> TO DO.</text:p>
      <text:p text:style-name="P114"/>
      <text:h text:style-name="P163" text:outline-level="1"><text:span text:style-name="T127">4</text:span> – <text:span text:style-name="T115">Dense layers</text:span></text:h>
      <text:p text:style-name="P48"/>
      <text:p text:style-name="P97">Definition –<text:span text:style-name="T19"> </text:span><text:span text:style-name="T55">T</text:span><text:span text:style-name="T52">he </text:span><text:span text:style-name="T54">application</text:span></text:p>
      <text:p text:style-name="P117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4">defines a dense layer <text:span text:style-name="T244">with</text:span><text:span text:style-name="T238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6">named </text:span><text:span text:style-name="T239">the input vector, </text:span><text:span text:style-name="T239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6">named </text:span><text:span text:style-name="T240">the weight matri</text:span><text:span text:style-name="T241">x </text:span><text:span text:style-name="T242">and</text:span><text:span text:style-name="T242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6">named </text:span><text:span text:style-name="T243">the bias matrix.</text:span></text:p>
      <text:p text:style-name="P54"/>
      <text:p text:style-name="P59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3">means</text:span><text:span text:style-name="T250"> the application</text:span><text:span text:style-name="T250"><draw:frame draw:style-name="fr1" draw:name="Objet272" text:anchor-type="as-char" svg:width="3.865cm" svg:height="0.591cm" draw:z-index="217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2">corresponding to </text:span><text:span text:style-name="T254">the </text:span><text:span text:style-name="T255">coefficient</text:span><text:span text:style-name="T254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6">of</text:span><text:span text:style-name="T252"> </text:span><text:span text:style-name="T250">the </text:span><text:span text:style-name="T251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9">Let</text:span><text:span text:style-name="T259"><draw:frame draw:style-name="fr1" draw:name="Objet135" text:anchor-type="as-char" svg:width="1.342cm" svg:height="0.527cm" draw:z-index="21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3">an input vector</text:span><text:span text:style-name="T259">, </text:span><text:span text:style-name="T259"><draw:frame draw:style-name="fr1" draw:name="Objet134" text:anchor-type="as-char" svg:width="1.946cm" svg:height="0.531cm" draw:z-index="21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4">a weight matrix </text:span><text:span text:style-name="T260">and</text:span><text:span text:style-name="T259"><draw:frame draw:style-name="fr1" draw:name="Objet127" text:anchor-type="as-char" svg:width="1.399cm" svg:height="0.527cm" draw:z-index="220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5">a</text:span><text:span text:style-name="T274"> bias matrix </text:span><text:span text:style-name="T259">then</text:span></text:p>
      <text:p text:style-name="P61"><draw:frame draw:style-name="fr1" draw:name="Objet132" text:anchor-type="as-char" svg:width="2.379cm" svg:height="0.482cm" draw:z-index="221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22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4"/>
      <text:p text:style-name="P99"><text:span text:style-name="T235">P</text:span>roposition –<text:span text:style-name="T19"> </text:span><text:span text:style-name="T160">Let</text:span><text:span text:style-name="T160"><draw:frame draw:style-name="fr1" draw:name="Objet184" text:anchor-type="as-char" svg:width="4.78cm" svg:height="0.591cm" draw:z-index="223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83">function. </text:span><text:span text:style-name="T185">Then</text:span><text:span text:style-name="T185"><draw:frame draw:style-name="fr1" draw:name="Objet188" text:anchor-type="as-char" svg:width="0.462cm" svg:height="0.467cm" draw:z-index="224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86" text:anchor-type="as-char" svg:width="0.744cm" svg:height="0.527cm" draw:z-index="225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4">and</text:span><text:span text:style-name="T174"><draw:frame draw:style-name="fr1" draw:name="Objet187" text:anchor-type="as-char" svg:width="0.84cm" svg:height="0.527cm" draw:z-index="22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4">respectively</text:span><text:span text:style-name="T169">.</text:span></text:p>
      <text:p text:style-name="P136"/>
      <text:p text:style-name="P100"><text:span text:style-name="T179">Let</text:span><text:span text:style-name="T179"><draw:frame draw:style-name="fr1" draw:name="Objet189" text:anchor-type="as-char" svg:width="1.342cm" svg:height="0.527cm" draw:z-index="22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90" text:anchor-type="as-char" svg:width="1.399cm" svg:height="0.527cm" draw:z-index="22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91" text:anchor-type="as-char" svg:width="3.962cm" svg:height="0.591cm" draw:z-index="23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7">is also derivable </text:span><text:span text:style-name="T188">according the second variable </text:span><text:span text:style-name="T178">for all coefficient</text:span><text:span text:style-name="T178"><draw:frame draw:style-name="fr1" draw:name="Objet192" text:anchor-type="as-char" svg:width="1.947cm" svg:height="0.482cm" draw:z-index="23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8">.</text:span></text:p>
      <text:p text:style-name="P136"/>
      <text:p text:style-name="P99"><text:span text:style-name="T56">Its </text:span><text:span text:style-name="T111">Gradient or </text:span><text:span text:style-name="T56">Jacobian matri</text:span><text:span text:style-name="T57">ces are</text:span></text:p>
      <text:p text:style-name="P68"><draw:frame draw:style-name="fr1" draw:name="Objet194" text:anchor-type="as-char" svg:width="3.366cm" svg:height="1.235cm" draw:z-index="234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9"><draw:frame draw:style-name="fr1" draw:name="Objet42" text:anchor-type="as-char" svg:width="2.379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9">,</text:span><text:span text:style-name="T158"><draw:frame draw:style-name="fr1" draw:name="Objet39" text:anchor-type="as-char" svg:width="3.014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9"><text:soft-page-break/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6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9"/>
      <text:p text:style-name="P113"><text:span text:style-name="T204">P</text:span><text:span text:style-name="T203">roof:</text:span> TO DO.</text:p>
      <text:p text:style-name="P49"/>
      <text:p text:style-name="P102"><text:span text:style-name="T235">P</text:span><text:span text:style-name="T236">roposition –</text:span><text:span text:style-name="T53"> </text:span><text:span text:style-name="T160">Let</text:span><text:span text:style-name="T160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1">and</text:span><text:span text:style-name="T161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2">the</text:span><text:span text:style-name="T163"> </text:span><text:span text:style-name="T165">dense layer </text:span><text:span text:style-name="T166">and</text:span><text:span text:style-name="T167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2">activation functions</text:span><text:span text:style-name="T164">. </text:span><text:span text:style-name="T186">Let</text:span><text:span text:style-name="T186"><draw:frame draw:style-name="fr1" draw:name="Objet210" text:anchor-type="as-char" svg:width="4.865cm" svg:height="1.221cm" draw:z-index="235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7">such as</text:span><text:span text:style-name="T187"><draw:frame draw:style-name="fr1" draw:name="Objet211" text:anchor-type="as-char" svg:width="3.662cm" svg:height="0.557cm" draw:z-index="237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6">. </text:span><text:span text:style-name="T168">The</text:span><text:span text:style-name="T169">n</text:span><text:span text:style-name="T168"><draw:frame draw:style-name="fr1" draw:name="Objet158" text:anchor-type="as-char" svg:width="8.784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0">is </text:span><text:span text:style-name="T171">derivable </text:span><text:span text:style-name="T173">according </text:span><text:span text:style-name="T175">the first and third variables</text:span><text:span text:style-name="T171"> </text:span><text:span text:style-name="T172">on</text:span><text:span text:style-name="T169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4">and</text:span><text:span text:style-name="T174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4">respectively</text:span><text:span text:style-name="T169">.</text:span></text:p>
      <text:p text:style-name="P103"/>
      <text:p text:style-name="P60">The notation<draw:frame draw:style-name="fr1" draw:name="Objet214" text:anchor-type="as-char" svg:width="1.443cm" svg:height="0.591cm" draw:z-index="209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3">means</text:span><text:span text:style-name="T250"> the application </text:span><text:span text:style-name="T252">corresponding to </text:span><text:span text:style-name="T254">the </text:span><text:span text:style-name="T255">coefficient</text:span><text:span text:style-name="T254"><draw:frame draw:style-name="fr1" draw:name="Objet215" text:anchor-type="as-char" svg:width="0.556cm" svg:height="0.467cm" draw:z-index="210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6">of</text:span><text:span text:style-name="T256"><draw:frame draw:style-name="fr1" draw:name="Objet216" text:anchor-type="as-char" svg:width="1.443cm" svg:height="0.527cm" draw:z-index="227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9">Let</text:span><text:span text:style-name="T259"><draw:frame draw:style-name="fr1" draw:name="Objet217" text:anchor-type="as-char" svg:width="1.6cm" svg:height="0.527cm" draw:z-index="243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9">then</text:span></text:p>
      <text:p text:style-name="P64"><draw:frame draw:style-name="fr1" draw:name="Objet212" text:anchor-type="as-char" svg:width="2.54cm" svg:height="0.482cm" draw:z-index="24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685cm" svg:height="0.591cm" draw:z-index="24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3"/>
      <text:p text:style-name="P98"><text:span text:style-name="T179">Let</text:span><text:span text:style-name="T179"><draw:frame draw:style-name="fr1" draw:name="Objet167" text:anchor-type="as-char" svg:width="1.342cm" svg:height="0.527cm" draw:z-index="272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0">an input vector </text:span><text:span text:style-name="T182">and</text:span><text:span text:style-name="T179"><draw:frame draw:style-name="fr1" draw:name="Objet185" text:anchor-type="as-char" svg:width="1.399cm" svg:height="0.527cm" draw:z-index="27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2">a</text:span><text:span text:style-name="T181"> bias matrix. </text:span><text:span text:style-name="T184">T</text:span><text:span text:style-name="T179">hen</text:span><text:span text:style-name="T176"><draw:frame draw:style-name="fr1" draw:name="Objet160" text:anchor-type="as-char" svg:width="6.669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7">is also derivable </text:span><text:span text:style-name="T178">for all coefficient</text:span><text:span text:style-name="T178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8">.</text:span></text:p>
      <text:p text:style-name="P134"/>
      <text:p text:style-name="P101"><text:span text:style-name="T56">Its </text:span><text:span text:style-name="T110">Gradient</text:span><text:span text:style-name="T56"> matri</text:span><text:span text:style-name="T57">ces are</text:span></text:p>
      <text:p text:style-name="P69"/>
      <text:p text:style-name="P120"><draw:frame draw:style-name="fr1" draw:name="Objet152" text:anchor-type="as-char" svg:width="12.467cm" svg:height="1.799cm" draw:z-index="165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4"><text:span text:style-name="T279">where</text:span><text:span text:style-name="T279"><draw:frame draw:style-name="fr1" draw:name="Objet218" text:anchor-type="as-char" svg:width="1.776cm" svg:height="0.527cm" draw:z-index="277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9">,</text:span><text:span text:style-name="T279"><draw:frame draw:style-name="fr1" draw:name="Objet219" text:anchor-type="as-char" svg:width="2.221cm" svg:height="0.482cm" draw:z-index="295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9">,</text:span></text:p>
      <text:p text:style-name="P142"><draw:frame draw:style-name="fr1" draw:name="Objet220" text:anchor-type="as-char" svg:width="17.254cm" svg:height="1.139cm" draw:z-index="300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2"><text:span text:style-name="T276">with</text:span><text:span text:style-name="T276"><draw:frame draw:style-name="fr1" draw:name="Objet197" text:anchor-type="as-char" svg:width="1.946cm" svg:height="0.531cm" draw:z-index="16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7">a weight matrix, </text:span><text:span text:style-name="T259"><draw:frame draw:style-name="fr1" draw:name="Objet198" text:anchor-type="as-char" svg:width="1.399cm" svg:height="0.527cm" draw:z-index="24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5">a</text:span><text:span text:style-name="T274"> bias matrix </text:span><text:span text:style-name="T278">and </text:span><text:span text:style-name="T145"><draw:frame draw:style-name="fr1" draw:name="Objet199" text:anchor-type="as-char" svg:width="0.945cm" svg:height="0.614cm" draw:z-index="278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6">the</text:span><text:span text:style-name="T136"><draw:frame draw:style-name="fr1" draw:name="Objet200" text:anchor-type="as-char" svg:width="1.099cm" svg:height="0.603cm" draw:z-index="281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6">indicator function </text:span><text:span text:style-name="T147">on</text:span><text:span text:style-name="T147"><draw:frame draw:style-name="fr1" draw:name="Objet201" text:anchor-type="as-char" svg:width="0.556cm" svg:height="0.385cm" draw:z-index="291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6">.</text:span></text:p>
      <text:p text:style-name="P137"/>
      <text:p text:style-name="P25"><text:soft-page-break/><text:span text:style-name="T159"><draw:frame draw:style-name="fr1" draw:name="Objet195" text:anchor-type="as-char" svg:width="2.54cm" svg:height="0.482cm" draw:z-index="167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9">,</text:span><text:span text:style-name="T158"><draw:frame draw:style-name="fr1" draw:name="Objet196" text:anchor-type="as-char" svg:width="13.217cm" svg:height="1.838cm" draw:z-index="168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4"><text:span text:style-name="T279">where</text:span><text:span text:style-name="T279"><draw:frame draw:style-name="fr1" draw:name="Objet221" text:anchor-type="as-char" svg:width="1.82cm" svg:height="0.527cm" draw:z-index="292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9">,</text:span><text:span text:style-name="T279"><draw:frame draw:style-name="fr1" draw:name="Objet222" text:anchor-type="as-char" svg:width="2.221cm" svg:height="0.482cm" draw:z-index="294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9">,</text:span></text:p>
      <text:p text:style-name="P142"><draw:frame draw:style-name="fr1" draw:name="Objet223" text:anchor-type="as-char" svg:width="16.351cm" svg:height="1.122cm" draw:z-index="296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8"><text:span text:style-name="T189">with</text:span><text:span text:style-name="T189"><draw:frame draw:style-name="fr1" draw:name="Objet202" text:anchor-type="as-char" svg:width="1.342cm" svg:height="0.527cm" draw:z-index="179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0">a</text:span><text:span text:style-name="T199">n input</text:span><text:span text:style-name="T190"> matrix, </text:span><text:span text:style-name="T191"><draw:frame draw:style-name="fr1" draw:name="Objet203" text:anchor-type="as-char" svg:width="1.399cm" svg:height="0.527cm" draw:z-index="182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2">a</text:span><text:span text:style-name="T193"> bias matrix </text:span><text:span text:style-name="T194">and </text:span><text:span text:style-name="T195"><draw:frame draw:style-name="fr1" draw:name="Objet204" text:anchor-type="as-char" svg:width="0.945cm" svg:height="0.614cm" draw:z-index="185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6">the</text:span><text:span text:style-name="T196"><draw:frame draw:style-name="fr1" draw:name="Objet205" text:anchor-type="as-char" svg:width="1.099cm" svg:height="0.603cm" draw:z-index="188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96">indicator function </text:span><text:span text:style-name="T197">on</text:span><text:span text:style-name="T197"><draw:frame draw:style-name="fr1" draw:name="Objet206" text:anchor-type="as-char" svg:width="0.556cm" svg:height="0.385cm" draw:z-index="191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96">.</text:span></text:p>
      <text:p text:style-name="P123"/>
      <text:p text:style-name="P140"><draw:frame draw:style-name="fr1" draw:name="Objet193" text:anchor-type="as-char" svg:width="12.384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5"><text:span text:style-name="T279">where</text:span><text:span text:style-name="T279"><draw:frame draw:style-name="fr1" draw:name="Objet225" text:anchor-type="as-char" svg:width="1.831cm" svg:height="0.527cm" draw:z-index="20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9">,</text:span><text:span text:style-name="T279"><draw:frame draw:style-name="fr1" draw:name="Objet226" text:anchor-type="as-char" svg:width="2.54cm" svg:height="0.482cm" draw:z-index="20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9">,</text:span></text:p>
      <text:p text:style-name="P143"><draw:frame draw:style-name="fr1" draw:name="Objet224" text:anchor-type="as-char" svg:width="15.485cm" svg:height="1.088cm" draw:z-index="19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9"><text:span text:style-name="T189">with</text:span><text:span text:style-name="T189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0">a weight matrix </text:span><text:span text:style-name="T198">and</text:span><text:span text:style-name="T189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0">a weight matrix.</text:span></text:p>
      <text:p text:style-name="P138"/>
      <text:p text:style-name="P67"><text:span text:style-name="T203">Proof:</text:span> TO DO.</text:p>
      <text:p text:style-name="P50"/>
      <text:h text:style-name="P164" text:outline-level="1"><text:span text:style-name="T127">5</text:span> – <text:span text:style-name="T113">Neural Network</text:span><text:span text:style-name="T119">s</text:span></text:h>
      <text:p text:style-name="P21"/>
      <text:p text:style-name="P76"><text:span text:style-name="T14">Definition –</text:span><text:span text:style-name="T306"> </text:span><text:span text:style-name="T295">A training data set is defined as </text:span><text:span text:style-name="T296">couples </text:span><text:span text:style-name="T297">of </text:span><text:span text:style-name="T298">vectors</text:span><text:span text:style-name="T297"><draw:frame draw:style-name="fr1" draw:name="Objet242" text:anchor-type="as-char" svg:width="3.141cm" svg:height="0.637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0">for</text:span><text:span text:style-name="T299"><draw:frame draw:style-name="fr1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9">. </text:span><text:span text:style-name="T304">The</text:span><text:span text:style-name="T299"><draw:frame draw:style-name="fr1" draw:name="Objet247" text:anchor-type="as-char" svg:width="0.603cm" svg:height="0.527cm" draw:z-index="276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4">are</text:span><text:span text:style-name="T301"> named input or feature matri</text:span><text:span text:style-name="T304">ces</text:span><text:span text:style-name="T301"> </text:span><text:span text:style-name="T302">and </text:span><text:span text:style-name="T305">the</text:span><text:span text:style-name="T302"><draw:frame draw:style-name="fr1" draw:name="Objet246" text:anchor-type="as-char" svg:width="0.57cm" svg:height="0.607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3">target or label matri</text:span><text:span text:style-name="T305">ces</text:span><text:span text:style-name="T303">.</text:span></text:p>
      <text:p text:style-name="P78"/>
      <text:p text:style-name="P105">Definition –<text:span text:style-name="T19"> </text:span><text:span text:style-name="T81">Let</text:span><text:span text:style-name="T82"><draw:frame draw:style-name="fr1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6">dense </text:span><text:span text:style-name="T83">layers </text:span><text:span text:style-name="T86">with activation functions</text:span><text:span text:style-name="T83"><draw:frame draw:style-name="fr1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5">for</text:span><text:span text:style-name="T85"><draw:frame draw:style-name="fr1" draw:name="Objet22" text:anchor-type="as-char" svg:width="1.767cm" svg:height="0.482cm" draw:z-index="24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248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26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266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4">. </text:span><text:span text:style-name="T79">Let </text:span><text:span text:style-name="T80">a training data set</text:span><text:span text:style-name="T80"><draw:frame draw:style-name="fr3" draw:name="Objet15" text:anchor-type="as-char" svg:y="-0.524cm" svg:width="3.6cm" svg:height="0.637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7">for</text:span><text:span text:style-name="T87"><draw:frame draw:style-name="fr1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0">. </text:span><text:span text:style-name="T89">Let</text:span><text:span text:style-name="T89"><draw:frame draw:style-name="fr1" draw:name="Objet24" text:anchor-type="as-char" svg:width="2.859cm" svg:height="0.672cm" draw:z-index="24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9">loss function</text:span><text:span text:style-name="T101">s </text:span><text:span text:style-name="T102">for</text:span><draw:frame draw:style-name="fr1" draw:name="Objet250" text:anchor-type="as-char" svg:width="1.625cm" svg:height="0.482cm" draw:z-index="264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3">with</text:span><text:span text:style-name="T93"><draw:frame draw:style-name="fr3" draw:name="Objet241" text:anchor-type="as-char" svg:y="-0.524cm" svg:width="1.725cm" svg:height="0.676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5">as</text:span><text:span text:style-name="T94"> ground truth matrices </text:span><text:span text:style-name="T103">respectively</text:span><text:span text:style-name="T89">.</text:span></text:p>
      <text:p text:style-name="P79"/>
      <text:p text:style-name="P106"><text:soft-page-break/><text:span text:style-name="T88">Then </text:span><text:span text:style-name="T96">a </text:span><text:span text:style-name="T92">neural network is defined as the</text:span><text:span text:style-name="T90"> application</text:span><text:span text:style-name="T90"><draw:frame draw:style-name="fr1" draw:name="Objet306" text:anchor-type="as-char" svg:width="6.304cm" svg:height="1.413cm" draw:z-index="301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7">.</text:span></text:p>
      <text:p text:style-name="P86"/>
      <text:p text:style-name="P106"><text:span text:style-name="T98">The optimization problem </text:span><text:span text:style-name="T106">is</text:span><text:span text:style-name="T91"><draw:frame draw:style-name="fr1" draw:name="Objet271" text:anchor-type="as-char" svg:width="5.47cm" svg:height="1.178cm" draw:z-index="298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7">and </text:span><text:span text:style-name="T107"><draw:frame draw:style-name="fr1" draw:name="Objet248" text:anchor-type="as-char" svg:width="9.174cm" svg:height="1.139cm" draw:z-index="299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8">is named the objective function or global loss.</text:span></text:p>
      <text:p text:style-name="P77"/>
      <text:p text:style-name="P81"><text:span text:style-name="T16">Theorem</text:span><text:span text:style-name="T10"> –</text:span> <text:span text:style-name="T308">Let</text:span><text:span text:style-name="T309"><draw:frame draw:style-name="fr1" draw:name="Objet251" text:anchor-type="as-char" svg:width="0.466cm" svg:height="0.467cm" draw:z-index="25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0">dense </text:span><text:span text:style-name="T311">layers </text:span><text:span text:style-name="T310">with activation functions –</text:span><text:span text:style-name="T311"><draw:frame draw:style-name="fr1" draw:name="Objet254" text:anchor-type="as-char" svg:width="6.004cm" svg:height="0.564cm" draw:z-index="25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2">for</text:span><text:span text:style-name="T312"><draw:frame draw:style-name="fr1" draw:name="Objet255" text:anchor-type="as-char" svg:width="2.33cm" svg:height="0.482cm" draw:z-index="252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6">and</text:span><draw:frame draw:style-name="fr1" draw:name="Objet267" text:anchor-type="as-char" svg:width="5.165cm" svg:height="0.564cm" draw:z-index="297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3"><draw:frame draw:style-name="fr1" draw:name="Objet256" text:anchor-type="as-char" svg:width="2.321cm" svg:height="0.628cm" draw:z-index="253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3">and</text:span><text:span text:style-name="T313"><draw:frame draw:style-name="fr1" draw:name="Objet257" text:anchor-type="as-char" svg:width="1.693cm" svg:height="0.534cm" draw:z-index="25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7">are defined as </text:span><text:span text:style-name="T313">the</text:span><text:span text:style-name="T313"><draw:frame draw:style-name="fr1" draw:name="Objet258" text:anchor-type="as-char" svg:width="0.596cm" svg:height="0.527cm" draw:z-index="255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4">weight and </text:span><text:span text:style-name="T313">bias matri</text:span><text:span text:style-name="T314">ces</text:span><text:span text:style-name="T315">. </text:span><text:span text:style-name="T316">Let </text:span><text:span text:style-name="T317">a training data set</text:span><text:span text:style-name="T317"><draw:frame draw:style-name="fr3" draw:name="Objet259" text:anchor-type="as-char" svg:y="-0.524cm" svg:width="3.6cm" svg:height="0.637cm" draw:z-index="256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8">for</text:span><text:span text:style-name="T318"><draw:frame draw:style-name="fr1" draw:name="Objet260" text:anchor-type="as-char" svg:width="1.625cm" svg:height="0.482cm" draw:z-index="257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7">. </text:span><text:span text:style-name="T319">Let</text:span><text:span text:style-name="T319"><draw:frame draw:style-name="fr1" draw:name="Objet261" text:anchor-type="as-char" svg:width="2.658cm" svg:height="0.616cm" draw:z-index="25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7">Categorical cross-entropy </text:span><text:span text:style-name="T319">loss</text:span><text:span text:style-name="T337">es</text:span><text:span text:style-name="T320"> </text:span><text:span text:style-name="T321">for</text:span><text:span text:style-name="T15"><draw:frame draw:style-name="fr1" draw:name="Objet262" text:anchor-type="as-char" svg:width="1.625cm" svg:height="0.482cm" draw:z-index="259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2">with</text:span><text:span text:style-name="T322"><draw:frame draw:style-name="fr3" draw:name="Objet263" text:anchor-type="as-char" svg:y="-0.524cm" svg:width="1.725cm" svg:height="0.676cm" draw:z-index="260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3">as</text:span><text:span text:style-name="T324"> ground truth matrices </text:span><text:span text:style-name="T325">respectively</text:span><text:span text:style-name="T319">.</text:span></text:p>
      <text:p text:style-name="P80"/>
      <text:p text:style-name="P107"><text:span text:style-name="T88">Then</text:span><text:span text:style-name="T92"> the</text:span><text:span text:style-name="T90"> </text:span><text:span text:style-name="T105">following </text:span><text:span text:style-name="T90">application</text:span><text:span text:style-name="T90"><draw:frame draw:style-name="fr1" draw:name="Objet264" text:anchor-type="as-char" svg:width="2.766cm" svg:height="0.534cm" draw:z-index="261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87"/>
      <text:p text:style-name="P82"><draw:frame draw:style-name="fr2" draw:name="Objet265" text:anchor-type="as-char" svg:width="8.359cm" svg:height="0.727cm" draw:z-index="262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88"/>
      <text:p text:style-name="P108"><text:span text:style-name="T104">is a neural network</text:span><text:span text:style-name="T91"> </text:span><text:span text:style-name="T109">and its objective function is</text:span></text:p>
      <text:p text:style-name="P89"/>
      <text:p text:style-name="P90"><draw:frame draw:style-name="fr1" draw:name="Objet266" text:anchor-type="as-char" svg:width="9.119cm" svg:height="1.139cm" draw:z-index="282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77"/>
      <text:p text:style-name="P83">Let<draw:frame draw:style-name="fr1" draw:name="Objet268" text:anchor-type="as-char" svg:width="1.767cm" svg:height="0.482cm" draw:z-index="26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38">Let</text:span></text:p>
      <text:p text:style-name="P172"><draw:frame draw:style-name="fr1" draw:name="Objet277" text:anchor-type="as-char" svg:width="9.075cm" svg:height="1.42cm" draw:z-index="273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73"><text:soft-page-break/><text:span text:style-name="T156"><draw:frame draw:style-name="fr1" draw:name="Objet269" text:anchor-type="as-char" svg:width="14.153cm" svg:height="3.164cm" draw:z-index="263"><draw:object xlink:href="./Object 269" xlink:type="simple" xlink:show="embed" xlink:actuate="onLoad"/><draw:image xlink:href="./ObjectReplacements/Object 269" xlink:type="simple" xlink:show="embed" xlink:actuate="onLoad"/><svg:desc>formule</svg:desc></draw:frame></text:span></text:p>
      <text:p text:style-name="P170"><text:span text:style-name="T354">then</text:span><draw:frame draw:style-name="fr1" draw:name="Objet239" text:anchor-type="as-char" svg:width="9.26cm" svg:height="3.621cm" draw:z-index="302"><draw:object xlink:href="./Object 239" xlink:type="simple" xlink:show="embed" xlink:actuate="onLoad"/><draw:image xlink:href="./ObjectReplacements/Object 239" xlink:type="simple" xlink:show="embed" xlink:actuate="onLoad"/><svg:desc>formule</svg:desc></draw:frame>&lt;<text:span text:style-name="T355">TODO&gt;</text:span></text:p>
      <text:p text:style-name="P168"/>
      <text:p text:style-name="P84"><text:span text:style-name="T200">T</text:span><text:span text:style-name="T156">h</text:span><text:span text:style-name="T201">en</text:span><text:span text:style-name="T201"><draw:frame draw:style-name="fr1" draw:name="Objet276" text:anchor-type="as-char" svg:width="1.15cm" svg:height="0.591cm" draw:z-index="26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2">Gradient matrices are</text:span></text:p>
      <text:p text:style-name="P148"/>
      <text:p text:style-name="P26"><text:span text:style-name="T159"><draw:frame draw:style-name="fr1" draw:name="Objet286" text:anchor-type="as-char" svg:width="2.813cm" svg:height="0.531cm" draw:z-index="283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9">,</text:span><text:span text:style-name="T158"><draw:frame draw:style-name="fr1" draw:name="Objet287" text:anchor-type="as-char" svg:width="10.349cm" svg:height="1.99cm" draw:z-index="284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7"><text:span text:style-name="T279">where</text:span><text:span text:style-name="T279"><draw:frame draw:style-name="fr1" draw:name="Objet274" text:anchor-type="as-char" svg:width="2.057cm" svg:height="0.482cm" draw:z-index="285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9">,</text:span><text:span text:style-name="T279"><draw:frame draw:style-name="fr1" draw:name="Objet288" text:anchor-type="as-char" svg:width="1.901cm" svg:height="0.534cm" draw:z-index="286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9">,</text:span><text:span text:style-name="T279"><draw:frame draw:style-name="fr1" draw:name="Objet289" text:anchor-type="as-char" svg:width="2.355cm" svg:height="0.531cm" draw:z-index="287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9">,</text:span></text:p>
      <text:p text:style-name="P145"><draw:frame draw:style-name="fr1" draw:name="Objet290" text:anchor-type="as-char" svg:width="7.297cm" svg:height="1.201cm" draw:z-index="288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9"><draw:frame draw:style-name="fr1" draw:name="Objet282" text:anchor-type="as-char" svg:width="14.589cm" svg:height="0.753cm" draw:z-index="293"><draw:object xlink:href="./Object 282" xlink:type="simple" xlink:show="embed" xlink:actuate="onLoad"/><draw:image xlink:href="./ObjectReplacements/Object 282" xlink:type="simple" xlink:show="embed" xlink:actuate="onLoad"/><svg:desc>formule</svg:desc></draw:frame></text:p>
      <text:p text:style-name="P30"><text:span text:style-name="T189">with</text:span><text:span text:style-name="T196"><draw:frame draw:style-name="fr1" draw:name="Objet284" text:anchor-type="as-char" svg:width="1.099cm" svg:height="0.603cm" draw:z-index="289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196">indicator function </text:span><text:span text:style-name="T197">on</text:span><text:span text:style-name="T197"><draw:frame draw:style-name="fr1" draw:name="Objet285" text:anchor-type="as-char" svg:width="0.556cm" svg:height="0.385cm" draw:z-index="290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196">.</text:span></text:p>
      <text:p text:style-name="P148"/>
      <text:p text:style-name="P121"><draw:frame draw:style-name="fr1" draw:name="Objet273" text:anchor-type="as-char" svg:width="10.516cm" svg:height="1.965cm" draw:z-index="26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6"><text:span text:style-name="T279">where</text:span><text:span text:style-name="T279"><draw:frame draw:style-name="fr1" draw:name="Objet280" text:anchor-type="as-char" svg:width="2.057cm" svg:height="0.482cm" draw:z-index="279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9">,</text:span><text:span text:style-name="T279"><draw:frame draw:style-name="fr1" draw:name="Objet275" text:anchor-type="as-char" svg:width="1.949cm" svg:height="0.534cm" draw:z-index="280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9">,</text:span><text:span text:style-name="T279"><draw:frame draw:style-name="fr1" draw:name="Objet278" text:anchor-type="as-char" svg:width="2.813cm" svg:height="0.531cm" draw:z-index="27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9">,</text:span></text:p>
      <text:p text:style-name="P144"><draw:frame draw:style-name="fr1" draw:name="Objet279" text:anchor-type="as-char" svg:width="7.514cm" svg:height="1.229cm" draw:z-index="27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49"><draw:frame draw:style-name="fr1" draw:name="Objet281" text:anchor-type="as-char" svg:width="14.974cm" svg:height="1.139cm" draw:z-index="275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9"><text:soft-page-break/></text:p>
      <text:p text:style-name="P85"><text:span text:style-name="T205">P</text:span><text:span text:style-name="T203">roof:</text:span><text:span text:style-name="T156"> TO DO.</text:span></text:p>
      <text:p text:style-name="P139"/>
      <text:h text:style-name="P165" text:outline-level="1"><text:span text:style-name="T307">6</text:span> – <text:span text:style-name="T118">Optimizations</text:span></text:h>
      <text:p text:style-name="P77"/>
      <text:h text:style-name="P159" text:outline-level="1"><text:span text:style-name="T307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30T08:00:16.719000000</dc:date>
    <meta:editing-duration>P2DT57M14S</meta:editing-duration>
    <meta:editing-cycles>1380</meta:editing-cycles>
    <meta:document-statistic meta:table-count="0" meta:image-count="0" meta:object-count="303" meta:page-count="12" meta:paragraph-count="152" meta:word-count="852" meta:character-count="5911" meta:non-whitespace-character-count="5144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))} over {partial w} : left lbrace
  stack {
    Re^m %toward Re^m #
    w %as {partial (F^upstream_{j'} circ ReLU_{j'} circ L_{j'}({} cdot {},w,b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row>
        <mo fence="true" form="prefix" stretchy="false">(</mo>
        <mrow>
          <mrow>
            <mi>y</mi>
            <mi>'</mi>
          </mrow>
        </mrow>
        <mo fence="true" form="postfix" stretchy="false">)</mo>
      </mrow>
    </mrow>
    <annotation encoding="StarMath 5.0">F^upstream_{j'}(y'_j) = F^upstream(y')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))} over {d w} (w)_j = F^upstream_{j'}'(ReLU_{j'}(L_{j'}(y,w,b))) times 1_{ Re_{ "" bslash \{0\} }^"+" }(L_{j'}(y,w,b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i>d</mi>
                                  <msup>
                                    <mi>F</mi>
                                    <mrow>
                                      <mi mathvariant="italic">upstream</mi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,</mi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sup>
                                </mrow>
                                <mrow>
                                  <mi>d</mi>
                                  <mi>y</mi>
                                </mrow>
                              </mfrac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×</mo>
                                <mrow/>
                              </mrow>
                            </mrow>
                          </mtd>
                          <mtd>
                            <mrow>
                              <mi>k</mi>
                              <mo stretchy="false">&lt;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 d F^{upstream(k+1),{hat {Y^i}}} } over {d y} (y) times {} # k&lt;p-1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&gt;</mo>
                  <mn>1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&gt;1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&lt;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p-1
    }
  right none }
} right none
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,w,b))) times 1_{ Re_{ "" bslash \{0\} }^"+" }(L^k_{j'}(y^{downstream(k), X^i},w,b^k)) times y^{downstream(k), X^i}_j</annotation>
  </semantics>
</math>
</file>

<file path=Object 28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85/content.xml><?xml version="1.0" encoding="utf-8"?>
<math xmlns="http://www.w3.org/1998/Math/MathML" display="block">
  <semantics>
    <mi mathvariant="normal">ℜ</mi>
    <annotation encoding="StarMath 5.0">Re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p>
                                        <mi>b</mi>
                                        <mi>k</mi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